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06.25pt"/>
    </style:style>
    <style:style style:name="co3" style:family="table-column">
      <style:table-column-properties fo:break-before="auto" style:column-width="120.76pt"/>
    </style:style>
    <style:style style:name="co4" style:family="table-column">
      <style:table-column-properties fo:break-before="auto" style:column-width="129pt"/>
    </style:style>
    <style:style style:name="co5" style:family="table-column">
      <style:table-column-properties fo:break-before="auto" style:column-width="389.25pt"/>
    </style:style>
    <style:style style:name="co6" style:family="table-column">
      <style:table-column-properties fo:break-before="auto" style:column-width="224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mary_20_sheet_20_HDMI_20_90Hz_20_input_20_p">
      <style:table-properties table:display="true" style:writing-mode="lr-tb"/>
    </style:style>
    <style:style style:name="ta2" style:family="table" style:master-page-name="PageStyle_5f_60hz_20_aka_20_initial_20_setup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mary sheet HDMI 90Hz input p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uncommented member</text:p>
          </table:table-cell>
          <table:table-cell table:style-name="ce1" office:value-type="string" calcext:value-type="string">
            <text:p>commented member</text:p>
          </table:table-cell>
          <table:table-cell table:style-name="ce2" office:value-type="string" calcext:value-type="string">
            <text:p>should include member?</text:p>
          </table:table-cell>
          <table:table-cell table:style-name="ce1" office:value-type="string" calcext:value-type="string">
            <text:p>correct line</text:p>
          </table:table-cell>
          <table:table-cell table:style-name="ce1" office:value-type="string" calcext:value-type="string">
            <text:p>initializer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8520</text:p>
          </table:table-cell>
          <table:table-cell table:style-name="ce1" office:value-type="string" calcext:value-type="string">
            <text:p>0x9f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SYS_STATUS</text:p>
          </table:table-cell>
          <table:table-cell table:style-name="ce1" office:value-type="string" calcext:value-type="string">
            <text:p>SYS STATUS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9F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93</text:p>
          </table:table-cell>
          <table:table-cell table:style-name="ce1" office:value-type="string" calcext:value-type="string">
            <text:p>0x3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HV_CLR</text:p>
          </table:table-cell>
          <table:table-cell table:style-name="ce1" office:value-type="string" calcext:value-type="string">
            <text:p>Input HV Measurement Clear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85 93 3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05</text:p>
          </table:table-cell>
          <table:table-cell table:style-name="ce1" office:value-type="string" calcext:value-type="string">
            <text:p>0x71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71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06</text:p>
          </table:table-cell>
          <table:table-cell table:style-name="ce1" office:value-type="string" calcext:value-type="string">
            <text:p>0x0e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E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e</text:p>
          </table:table-cell>
          <table:table-cell table:style-name="ce1" office:value-type="string" calcext:value-type="string">
            <text:p>0x98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IN_HSize</text:p>
          </table:table-cell>
          <table:table-cell table:style-name="ce1" office:value-type="string" calcext:value-type="string">
            <text:p>Input Horizont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98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f</text:p>
          </table:table-cell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A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2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DE_HSize</text:p>
          </table:table-cell>
          <table:table-cell table:style-name="ce1" office:value-type="string" calcext:value-type="string">
            <text:p>Input DE Horizont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70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3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8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90</text:p>
          </table:table-cell>
          <table:table-cell table:style-name="ce1" office:value-type="string" calcext:value-type="string">
            <text:p>0x78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IN_VSize</text:p>
          </table:table-cell>
          <table:table-cell table:style-name="ce1" office:value-type="string" calcext:value-type="string">
            <text:p>Input Vertic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78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91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9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c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DE_VSize</text:p>
          </table:table-cell>
          <table:table-cell table:style-name="ce1" office:value-type="string" calcext:value-type="string">
            <text:p>Input DE Vertic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B0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d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4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0x000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ConfCtl0</text:p>
          </table:table-cell>
          <table:table-cell table:style-name="ce1" office:value-type="string" calcext:value-type="string">
            <text:p>Configuration Control Register 0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00 04 0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02</text:p>
          </table:table-cell>
          <table:table-cell table:style-name="ce1" office:value-type="string" calcext:value-type="string">
            <text:p>0x3f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SysCtl</text:p>
          </table:table-cell>
          <table:table-cell table:style-name="ce1" office:value-type="string" calcext:value-type="string">
            <text:p>System Control Register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00 02 01 3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02</text:p>
          </table:table-cell>
          <table:table-cell table:style-name="ce1" office:value-type="string" calcext:value-type="string">
            <text:p>0x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SysCtl</text:p>
          </table:table-cell>
          <table:table-cell table:style-name="ce1" office:value-type="string" calcext:value-type="string">
            <text:p>System Control Register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00 02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06</text:p>
          </table:table-cell>
          <table:table-cell table:style-name="ce1" office:value-type="string" calcext:value-type="string">
            <text:p>0x000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ConfCtl1</text:p>
          </table:table-cell>
          <table:table-cell table:style-name="ce1" office:value-type="string" calcext:value-type="string">
            <text:p>Configuration Control Register 1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00 06 08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108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CLKEN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01 08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10c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CLKSEL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01 0C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2a0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TRL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2 A0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2ac</text:p>
          </table:table-cell>
          <table:table-cell table:style-name="ce1" office:value-type="string" calcext:value-type="string">
            <text:p>0x000090b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ONF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02 AC BD 90 00 00</text:p>
          </table:table-cell>
          <table:table-cell table:style-name="ce1" table:formula="of:=IF(LEN([.B21]) = 10;concat(concat(concat(&quot;uint32_t &quot;;[.D21]); &quot;;&quot;);concat(&quot; //&lt; DSI-TX0 register at &quot;;[.A21]  )))" office:value-type="string" office:string-value="uint32_t MIPI_PLL_CONF; //&lt; DSI-TX0 register at 0x02ac" calcext:value-type="string">
            <text:p>uint32_t MIPI_PLL_CONF; //&lt; DSI-TX0 register at 0x02ac</text:p>
          </table:table-cell>
          <table:table-cell table:style-name="ce1" table:formula="of:=concat(&quot;//&quot;; [.J21])" office:value-type="string" office:string-value="//uint32_t MIPI_PLL_CONF; //&lt; DSI-TX0 register at 0x02ac" calcext:value-type="string">
            <text:p>//uint32_t MIPI_PLL_CONF; //&lt; DSI-TX0 register at 0x02ac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21];[.J21];[.K21])" office:value-type="string" office:string-value="uint32_t MIPI_PLL_CONF; //&lt; DSI-TX0 register at 0x02ac" calcext:value-type="string">
            <text:p>uint32_t MIPI_PLL_CONF; //&lt; DSI-TX0 register at 0x02ac</text:p>
          </table:table-cell>
          <table:table-cell table:formula="of:=IF([.L21];&quot;.&quot;&amp;[.D21]&amp;&quot; = UINT32_C(&quot;&amp;[.B21]&amp;&quot;),&quot;;&quot;&quot; )" office:value-type="string" office:string-value=".MIPI_PLL_CONF = UINT32_C(0x000090bd)," calcext:value-type="string">
            <text:p>.MIPI_PLL_CONF = UINT32_C(0x000090bd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a0</text:p>
          </table:table-cell>
          <table:table-cell table:style-name="ce1" office:value-type="string" calcext:value-type="string">
            <text:p>0x000000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TRL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2 A0 03 00 00 00</text:p>
          </table:table-cell>
          <table:table-cell table:style-name="ce1" table:number-columns-repeated="2"/>
          <table:table-cell/>
          <table:table-cell table:formula="of:=IF([.L22];[.J22];[.K22])" office:value-type="float" office:value="0" calcext:value-type="float">
            <text:p>0</text:p>
          </table:table-cell>
          <table:table-cell table:formula="of:=IF([.L22];&quot;.&quot;&amp;[.D22]&amp;&quot; = UINT32_C(&quot;&amp;[.B22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18</text:p>
          </table:table-cell>
          <table:table-cell table:style-name="ce1" office:value-type="string" calcext:value-type="string">
            <text:p>0x0000001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ANE_ENABL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1 18 14 00 00 00</text:p>
          </table:table-cell>
          <table:table-cell table:style-name="ce1" table:formula="of:=IF(LEN([.B23]) = 10;concat(concat(concat(&quot;uint32_t &quot;;[.D23]); &quot;;&quot;);concat(&quot; //&lt; DSI-TX0 register at &quot;;[.A23]  )))" office:value-type="string" office:string-value="" calcext:value-type="error">
            <text:p>#NAME?</text:p>
          </table:table-cell>
          <table:table-cell table:style-name="ce1" table:formula="of:=concat(&quot;//&quot;; [.J23])" office:value-type="string" office:string-value="" calcext:value-type="error">
            <text:p>#NAME?</text:p>
          </table:table-cell>
          <table:table-cell/>
          <table:table-cell table:formula="of:=IF([.L23];[.J23];[.K23])" office:value-type="string" office:string-value="" calcext:value-type="error">
            <text:p>#NAME?</text:p>
          </table:table-cell>
          <table:table-cell table:formula="of:=IF([.L23];&quot;.&quot;&amp;[.D23]&amp;&quot; = UINT32_C(&quot;&amp;[.B23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20</text:p>
          </table:table-cell>
          <table:table-cell table:style-name="ce1" office:value-type="string" calcext:value-type="string">
            <text:p>0x000017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INE_INIT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1 20 70 17 00 00</text:p>
          </table:table-cell>
          <table:table-cell table:style-name="ce1" table:formula="of:=IF(LEN([.B24]) = 10;concat(concat(concat(&quot;uint32_t &quot;;[.D24]); &quot;;&quot;);concat(&quot; //&lt; DSI-TX0 register at &quot;;[.A24]  )))" office:value-type="string" office:string-value="" calcext:value-type="error">
            <text:p>#NAME?</text:p>
          </table:table-cell>
          <table:table-cell table:style-name="ce1" table:formula="of:=concat(&quot;//&quot;; [.J24])" office:value-type="string" office:string-value="" calcext:value-type="error">
            <text:p>#NAME?</text:p>
          </table:table-cell>
          <table:table-cell/>
          <table:table-cell table:formula="of:=IF([.L24];[.J24];[.K24])" office:value-type="string" office:string-value="" calcext:value-type="error">
            <text:p>#NAME?</text:p>
          </table:table-cell>
          <table:table-cell table:formula="of:=IF([.L24];&quot;.&quot;&amp;[.D24]&amp;&quot; = UINT32_C(&quot;&amp;[.B24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2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HSTX_TO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01 24 00 00 00 00</text:p>
          </table:table-cell>
          <table:table-cell table:style-name="ce1" table:formula="of:=IF(LEN([.B25]) = 10;concat(concat(concat(&quot;uint32_t &quot;;[.D25]); &quot;;&quot;);concat(&quot; //&lt; DSI-TX0 register at &quot;;[.A25]  )))" office:value-type="string" office:string-value="" calcext:value-type="error">
            <text:p>#NAME?</text:p>
          </table:table-cell>
          <table:table-cell table:style-name="ce1" table:formula="of:=concat(&quot;//&quot;; [.J25])" office:value-type="string" office:string-value="" calcext:value-type="error">
            <text:p>#NAME?</text:p>
          </table:table-cell>
          <table:table-cell/>
          <table:table-cell table:formula="of:=IF([.L25];[.J25];[.K25])" office:value-type="string" office:string-value="" calcext:value-type="error">
            <text:p>#NAME?</text:p>
          </table:table-cell>
          <table:table-cell table:formula="of:=IF([.L25];&quot;.&quot;&amp;[.D25]&amp;&quot; = UINT32_C(&quot;&amp;[.B25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28</text:p>
          </table:table-cell>
          <table:table-cell table:style-name="ce1" office:value-type="string" calcext:value-type="string">
            <text:p>0x000001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UNC_ENABL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01 28 01 01 00 00</text:p>
          </table:table-cell>
          <table:table-cell table:style-name="ce1" table:formula="of:=IF(LEN([.B26]) = 10;concat(concat(concat(&quot;uint32_t &quot;;[.D26]); &quot;;&quot;);concat(&quot; //&lt; DSI-TX0 register at &quot;;[.A26]  )))" office:value-type="string" office:string-value="" calcext:value-type="error">
            <text:p>#NAME?</text:p>
          </table:table-cell>
          <table:table-cell table:style-name="ce1" table:formula="of:=concat(&quot;//&quot;; [.J26])" office:value-type="string" office:string-value="" calcext:value-type="error">
            <text:p>#NAME?</text:p>
          </table:table-cell>
          <table:table-cell/>
          <table:table-cell table:formula="of:=IF([.L26];[.J26];[.K26])" office:value-type="string" office:string-value="" calcext:value-type="error">
            <text:p>#NAME?</text:p>
          </table:table-cell>
          <table:table-cell table:formula="of:=IF([.L26];&quot;.&quot;&amp;[.D26]&amp;&quot; = UINT32_C(&quot;&amp;[.B26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30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1 30 00 00 01 00</text:p>
          </table:table-cell>
          <table:table-cell table:style-name="ce1" table:formula="of:=IF(LEN([.B27]) = 10;concat(concat(concat(&quot;uint32_t &quot;;[.D27]); &quot;;&quot;);concat(&quot; //&lt; DSI-TX0 register at &quot;;[.A27]  )))" office:value-type="string" office:string-value="" calcext:value-type="error">
            <text:p>#NAME?</text:p>
          </table:table-cell>
          <table:table-cell table:style-name="ce1" table:formula="of:=concat(&quot;//&quot;; [.J27])" office:value-type="string" office:string-value="" calcext:value-type="error">
            <text:p>#NAME?</text:p>
          </table:table-cell>
          <table:table-cell/>
          <table:table-cell table:formula="of:=IF([.L27];[.J27];[.K27])" office:value-type="string" office:string-value="" calcext:value-type="error">
            <text:p>#NAME?</text:p>
          </table:table-cell>
          <table:table-cell table:formula="of:=IF([.L27];&quot;.&quot;&amp;[.D27]&amp;&quot; = UINT32_C(&quot;&amp;[.B27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34</text:p>
          </table:table-cell>
          <table:table-cell table:style-name="ce1" office:value-type="string" calcext:value-type="string">
            <text:p>0x00005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1 34 00 50 00 00</text:p>
          </table:table-cell>
          <table:table-cell table:style-name="ce1" table:formula="of:=IF(LEN([.B28]) = 10;concat(concat(concat(&quot;uint32_t &quot;;[.D28]); &quot;;&quot;);concat(&quot; //&lt; DSI-TX0 register at &quot;;[.A28]  )))" office:value-type="string" office:string-value="" calcext:value-type="error">
            <text:p>#NAME?</text:p>
          </table:table-cell>
          <table:table-cell table:style-name="ce1" table:formula="of:=concat(&quot;//&quot;; [.J28])" office:value-type="string" office:string-value="" calcext:value-type="error">
            <text:p>#NAME?</text:p>
          </table:table-cell>
          <table:table-cell/>
          <table:table-cell table:formula="of:=IF([.L28];[.J28];[.K28])" office:value-type="string" office:string-value="" calcext:value-type="error">
            <text:p>#NAME?</text:p>
          </table:table-cell>
          <table:table-cell table:formula="of:=IF([.L28];&quot;.&quot;&amp;[.D28]&amp;&quot; = UINT32_C(&quot;&amp;[.B28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38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1 38 00 00 01 00</text:p>
          </table:table-cell>
          <table:table-cell table:style-name="ce1" table:formula="of:=IF(LEN([.B29]) = 10;concat(concat(concat(&quot;uint32_t &quot;;[.D29]); &quot;;&quot;);concat(&quot; //&lt; DSI-TX0 register at &quot;;[.A29]  )))" office:value-type="string" office:string-value="" calcext:value-type="error">
            <text:p>#NAME?</text:p>
          </table:table-cell>
          <table:table-cell table:style-name="ce1" table:formula="of:=concat(&quot;//&quot;; [.J29])" office:value-type="string" office:string-value="" calcext:value-type="error">
            <text:p>#NAME?</text:p>
          </table:table-cell>
          <table:table-cell/>
          <table:table-cell table:formula="of:=IF([.L29];[.J29];[.K29])" office:value-type="string" office:string-value="" calcext:value-type="error">
            <text:p>#NAME?</text:p>
          </table:table-cell>
          <table:table-cell table:formula="of:=IF([.L29];&quot;.&quot;&amp;[.D29]&amp;&quot; = UINT32_C(&quot;&amp;[.B29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3c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LPW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1 3C 00 00 01 00</text:p>
          </table:table-cell>
          <table:table-cell table:style-name="ce1" table:formula="of:=IF(LEN([.B30]) = 10;concat(concat(concat(&quot;uint32_t &quot;;[.D30]); &quot;;&quot;);concat(&quot; //&lt; DSI-TX0 register at &quot;;[.A30]  )))" office:value-type="string" office:string-value="" calcext:value-type="error">
            <text:p>#NAME?</text:p>
          </table:table-cell>
          <table:table-cell table:style-name="ce1" table:formula="of:=concat(&quot;//&quot;; [.J30])" office:value-type="string" office:string-value="" calcext:value-type="error">
            <text:p>#NAME?</text:p>
          </table:table-cell>
          <table:table-cell/>
          <table:table-cell table:formula="of:=IF([.L30];[.J30];[.K30])" office:value-type="string" office:string-value="" calcext:value-type="error">
            <text:p>#NAME?</text:p>
          </table:table-cell>
          <table:table-cell table:formula="of:=IF([.L30];&quot;.&quot;&amp;[.D30]&amp;&quot; = UINT32_C(&quot;&amp;[.B30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40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HSR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1 40 00 00 01 00</text:p>
          </table:table-cell>
          <table:table-cell table:style-name="ce1" table:formula="of:=IF(LEN([.B31]) = 10;concat(concat(concat(&quot;uint32_t &quot;;[.D31]); &quot;;&quot;);concat(&quot; //&lt; DSI-TX0 register at &quot;;[.A31]  )))" office:value-type="string" office:string-value="" calcext:value-type="error">
            <text:p>#NAME?</text:p>
          </table:table-cell>
          <table:table-cell table:style-name="ce1" table:formula="of:=concat(&quot;//&quot;; [.J31])" office:value-type="string" office:string-value="" calcext:value-type="error">
            <text:p>#NAME?</text:p>
          </table:table-cell>
          <table:table-cell/>
          <table:table-cell table:formula="of:=IF([.L31];[.J31];[.K31])" office:value-type="string" office:string-value="" calcext:value-type="error">
            <text:p>#NAME?</text:p>
          </table:table-cell>
          <table:table-cell table:formula="of:=IF([.L31];&quot;.&quot;&amp;[.D31]&amp;&quot; = UINT32_C(&quot;&amp;[.B31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44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HSW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01 44 00 00 01 00</text:p>
          </table:table-cell>
          <table:table-cell table:style-name="ce1" table:formula="of:=IF(LEN([.B32]) = 10;concat(concat(concat(&quot;uint32_t &quot;;[.D32]); &quot;;&quot;);concat(&quot; //&lt; DSI-TX0 register at &quot;;[.A32]  )))" office:value-type="string" office:string-value="" calcext:value-type="error">
            <text:p>#NAME?</text:p>
          </table:table-cell>
          <table:table-cell table:style-name="ce1" table:formula="of:=concat(&quot;//&quot;; [.J32])" office:value-type="string" office:string-value="" calcext:value-type="error">
            <text:p>#NAME?</text:p>
          </table:table-cell>
          <table:table-cell/>
          <table:table-cell table:formula="of:=IF([.L32];[.J32];[.K32])" office:value-type="string" office:string-value="" calcext:value-type="error">
            <text:p>#NAME?</text:p>
          </table:table-cell>
          <table:table-cell table:formula="of:=IF([.L32];&quot;.&quot;&amp;[.D32]&amp;&quot; = UINT32_C(&quot;&amp;[.B32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48</text:p>
          </table:table-cell>
          <table:table-cell table:style-name="ce1" office:value-type="string" calcext:value-type="string">
            <text:p>0x00001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1 48 00 10 00 00</text:p>
          </table:table-cell>
          <table:table-cell table:style-name="ce1" table:formula="of:=IF(LEN([.B33]) = 10;concat(concat(concat(&quot;uint32_t &quot;;[.D33]); &quot;;&quot;);concat(&quot; //&lt; DSI-TX0 register at &quot;;[.A33]  )))" office:value-type="string" office:string-value="" calcext:value-type="error">
            <text:p>#NAME?</text:p>
          </table:table-cell>
          <table:table-cell table:style-name="ce1" table:formula="of:=concat(&quot;//&quot;; [.J33])" office:value-type="string" office:string-value="" calcext:value-type="error">
            <text:p>#NAME?</text:p>
          </table:table-cell>
          <table:table-cell/>
          <table:table-cell table:formula="of:=IF([.L33];[.J33];[.K33])" office:value-type="string" office:string-value="" calcext:value-type="error">
            <text:p>#NAME?</text:p>
          </table:table-cell>
          <table:table-cell table:formula="of:=IF([.L33];&quot;.&quot;&amp;[.D33]&amp;&quot; = UINT32_C(&quot;&amp;[.B33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4c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1 4C 00 00 01 00</text:p>
          </table:table-cell>
          <table:table-cell table:style-name="ce1" table:formula="of:=IF(LEN([.B34]) = 10;concat(concat(concat(&quot;uint32_t &quot;;[.D34]); &quot;;&quot;);concat(&quot; //&lt; DSI-TX0 register at &quot;;[.A34]  )))" office:value-type="string" office:string-value="" calcext:value-type="error">
            <text:p>#NAME?</text:p>
          </table:table-cell>
          <table:table-cell table:style-name="ce1" table:formula="of:=concat(&quot;//&quot;; [.J34])" office:value-type="string" office:string-value="" calcext:value-type="error">
            <text:p>#NAME?</text:p>
          </table:table-cell>
          <table:table-cell/>
          <table:table-cell table:formula="of:=IF([.L34];[.J34];[.K34])" office:value-type="string" office:string-value="" calcext:value-type="error">
            <text:p>#NAME?</text:p>
          </table:table-cell>
          <table:table-cell table:formula="of:=IF([.L34];&quot;.&quot;&amp;[.D34]&amp;&quot; = UINT32_C(&quot;&amp;[.B34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50</text:p>
          </table:table-cell>
          <table:table-cell table:style-name="ce1" office:value-type="string" calcext:value-type="string">
            <text:p>0x0000016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UNC_MOD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01 50 60 01 00 00</text:p>
          </table:table-cell>
          <table:table-cell table:style-name="ce1" table:formula="of:=IF(LEN([.B35]) = 10;concat(concat(concat(&quot;uint32_t &quot;;[.D35]); &quot;;&quot;);concat(&quot; //&lt; DSI-TX0 register at &quot;;[.A35]  )))" office:value-type="string" office:string-value="" calcext:value-type="error">
            <text:p>#NAME?</text:p>
          </table:table-cell>
          <table:table-cell table:style-name="ce1" table:formula="of:=concat(&quot;//&quot;; [.J35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35];[.J35];[.K35])" office:value-type="string" office:string-value="" calcext:value-type="error">
            <text:p>#NAME?</text:p>
          </table:table-cell>
          <table:table-cell table:formula="of:=IF([.L35];&quot;.&quot;&amp;[.D35]&amp;&quot; = UINT32_C(&quot;&amp;[.B35]&amp;&quot;),&quot;;&quot;&quot; )" office:value-type="string" office:string-value=".FUNC_MODE = UINT32_C(0x00000160)," calcext:value-type="string">
            <text:p>.FUNC_MODE = UINT32_C(0x00000160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54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RX_VC_ENABL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01 54 01 00 00 00</text:p>
          </table:table-cell>
          <table:table-cell table:style-name="ce1" table:formula="of:=IF(LEN([.B36]) = 10;concat(concat(concat(&quot;uint32_t &quot;;[.D36]); &quot;;&quot;);concat(&quot; //&lt; DSI-TX0 register at &quot;;[.A36]  )))" office:value-type="string" office:string-value="" calcext:value-type="error">
            <text:p>#NAME?</text:p>
          </table:table-cell>
          <table:table-cell table:style-name="ce1" table:formula="of:=concat(&quot;//&quot;; [.J36])" office:value-type="string" office:string-value="" calcext:value-type="error">
            <text:p>#NAME?</text:p>
          </table:table-cell>
          <table:table-cell/>
          <table:table-cell table:formula="of:=IF([.L36];[.J36];[.K36])" office:value-type="string" office:string-value="" calcext:value-type="error">
            <text:p>#NAME?</text:p>
          </table:table-cell>
          <table:table-cell table:formula="of:=IF([.L36];&quot;.&quot;&amp;[.D36]&amp;&quot; = UINT32_C(&quot;&amp;[.B36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58</text:p>
          </table:table-cell>
          <table:table-cell table:style-name="ce1" office:value-type="string" calcext:value-type="string">
            <text:p>0x000000c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IND_TO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01 58 C8 00 00 00</text:p>
          </table:table-cell>
          <table:table-cell table:style-name="ce1" table:formula="of:=IF(LEN([.B37]) = 10;concat(concat(concat(&quot;uint32_t &quot;;[.D37]); &quot;;&quot;);concat(&quot; //&lt; DSI-TX0 register at &quot;;[.A37]  )))" office:value-type="string" office:string-value="" calcext:value-type="error">
            <text:p>#NAME?</text:p>
          </table:table-cell>
          <table:table-cell table:style-name="ce1" table:formula="of:=concat(&quot;//&quot;; [.J37])" office:value-type="string" office:string-value="" calcext:value-type="error">
            <text:p>#NAME?</text:p>
          </table:table-cell>
          <table:table-cell/>
          <table:table-cell table:formula="of:=IF([.L37];[.J37];[.K37])" office:value-type="string" office:string-value="" calcext:value-type="error">
            <text:p>#NAME?</text:p>
          </table:table-cell>
          <table:table-cell table:formula="of:=IF([.L37];&quot;.&quot;&amp;[.D37]&amp;&quot; = UINT32_C(&quot;&amp;[.B37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68</text:p>
          </table:table-cell>
          <table:table-cell table:style-name="ce1" office:value-type="string" calcext:value-type="string">
            <text:p>0x0000002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1 68 2A 00 00 00</text:p>
          </table:table-cell>
          <table:table-cell table:style-name="ce1" table:formula="of:=IF(LEN([.B38]) = 10;concat(concat(concat(&quot;uint32_t &quot;;[.D38]); &quot;;&quot;);concat(&quot; //&lt; DSI-TX0 register at &quot;;[.A38]  )))" office:value-type="string" office:string-value="" calcext:value-type="error">
            <text:p>#NAME?</text:p>
          </table:table-cell>
          <table:table-cell table:style-name="ce1" table:formula="of:=concat(&quot;//&quot;; [.J38])" office:value-type="string" office:string-value="" calcext:value-type="error">
            <text:p>#NAME?</text:p>
          </table:table-cell>
          <table:table-cell/>
          <table:table-cell table:formula="of:=IF([.L38];[.J38];[.K38])" office:value-type="string" office:string-value="" calcext:value-type="error">
            <text:p>#NAME?</text:p>
          </table:table-cell>
          <table:table-cell table:formula="of:=IF([.L38];&quot;.&quot;&amp;[.D38]&amp;&quot; = UINT32_C(&quot;&amp;[.B38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70</text:p>
          </table:table-cell>
          <table:table-cell table:style-name="ce1" office:value-type="string" calcext:value-type="string">
            <text:p>0x000003c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PF_VDELAY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01 70 C4 03 00 00</text:p>
          </table:table-cell>
          <table:table-cell table:style-name="ce1" table:formula="of:=IF(LEN([.B39]) = 10;concat(concat(concat(&quot;uint32_t &quot;;[.D39]); &quot;;&quot;);concat(&quot; //&lt; DSI-TX0 register at &quot;;[.A39]  )))" office:value-type="string" office:string-value="" calcext:value-type="error">
            <text:p>#NAME?</text:p>
          </table:table-cell>
          <table:table-cell table:style-name="ce1" table:formula="of:=concat(&quot;//&quot;; [.J39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39];[.J39];[.K39])" office:value-type="string" office:string-value="" calcext:value-type="error">
            <text:p>#NAME?</text:p>
          </table:table-cell>
          <table:table-cell table:formula="of:=IF([.L39];&quot;.&quot;&amp;[.D39]&amp;&quot; = UINT32_C(&quot;&amp;[.B39]&amp;&quot;),&quot;;&quot;&quot; )" office:value-type="string" office:string-value=".APF_VDELAYCNT = UINT32_C(0x000003c4)," calcext:value-type="string">
            <text:p>.APF_VDELAYCNT = UINT32_C(0x000003c4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7c</text:p>
          </table:table-cell>
          <table:table-cell table:style-name="ce1" office:value-type="string" calcext:value-type="string">
            <text:p>0x0000008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MOD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1 7C 81 00 00 00</text:p>
          </table:table-cell>
          <table:table-cell table:style-name="ce1" table:formula="of:=IF(LEN([.B40]) = 10;concat(concat(concat(&quot;uint32_t &quot;;[.D40]); &quot;;&quot;);concat(&quot; //&lt; DSI-TX0 register at &quot;;[.A40]  )))" office:value-type="string" office:string-value="" calcext:value-type="error">
            <text:p>#NAME?</text:p>
          </table:table-cell>
          <table:table-cell table:style-name="ce1" table:formula="of:=concat(&quot;//&quot;; [.J40])" office:value-type="string" office:string-value="" calcext:value-type="error">
            <text:p>#NAME?</text:p>
          </table:table-cell>
          <table:table-cell/>
          <table:table-cell table:formula="of:=IF([.L40];[.J40];[.K40])" office:value-type="string" office:string-value="" calcext:value-type="error">
            <text:p>#NAME?</text:p>
          </table:table-cell>
          <table:table-cell table:formula="of:=IF([.L40];&quot;.&quot;&amp;[.D40]&amp;&quot; = UINT32_C(&quot;&amp;[.B40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8c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HSYNC_WIDTH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1 8C 01 00 00 00</text:p>
          </table:table-cell>
          <table:table-cell table:style-name="ce1" table:formula="of:=IF(LEN([.B41]) = 10;concat(concat(concat(&quot;uint32_t &quot;;[.D41]); &quot;;&quot;);concat(&quot; //&lt; DSI-TX0 register at &quot;;[.A41]  )))" office:value-type="string" office:string-value="" calcext:value-type="error">
            <text:p>#NAME?</text:p>
          </table:table-cell>
          <table:table-cell table:style-name="ce1" table:formula="of:=concat(&quot;//&quot;; [.J41])" office:value-type="string" office:string-value="" calcext:value-type="error">
            <text:p>#NAME?</text:p>
          </table:table-cell>
          <table:table-cell/>
          <table:table-cell table:formula="of:=IF([.L41];[.J41];[.K41])" office:value-type="string" office:string-value="" calcext:value-type="error">
            <text:p>#NAME?</text:p>
          </table:table-cell>
          <table:table-cell table:formula="of:=IF([.L41];&quot;.&quot;&amp;[.D41]&amp;&quot; = UINT32_C(&quot;&amp;[.B41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90</text:p>
          </table:table-cell>
          <table:table-cell table:style-name="ce1" office:value-type="string" calcext:value-type="string">
            <text:p>0x0000019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HBPR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1 90 90 01 00 00</text:p>
          </table:table-cell>
          <table:table-cell table:style-name="ce1" table:formula="of:=IF(LEN([.B42]) = 10;concat(concat(concat(&quot;uint32_t &quot;;[.D42]); &quot;;&quot;);concat(&quot; //&lt; DSI-TX0 register at &quot;;[.A42]  )))" office:value-type="string" office:string-value="" calcext:value-type="error">
            <text:p>#NAME?</text:p>
          </table:table-cell>
          <table:table-cell table:style-name="ce1" table:formula="of:=concat(&quot;//&quot;; [.J42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42];[.J42];[.K42])" office:value-type="string" office:string-value="" calcext:value-type="error">
            <text:p>#NAME?</text:p>
          </table:table-cell>
          <table:table-cell table:formula="of:=IF([.L42];&quot;.&quot;&amp;[.D42]&amp;&quot; = UINT32_C(&quot;&amp;[.B42]&amp;&quot;),&quot;;&quot;&quot; )" office:value-type="string" office:string-value=".DSI_HBPR = UINT32_C(0x00000190)," calcext:value-type="string">
            <text:p>.DSI_HBPR = UINT32_C(0x00000190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a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RX_STATE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RX Event Registers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01 A4 00 00 00 00</text:p>
          </table:table-cell>
          <table:table-cell table:style-name="ce1" table:formula="of:=IF(LEN([.B43]) = 10;concat(concat(concat(&quot;uint32_t &quot;;[.D43]); &quot;;&quot;);concat(&quot; //&lt; DSI-TX0 register at &quot;;[.A43]  )))" office:value-type="string" office:string-value="" calcext:value-type="error">
            <text:p>#NAME?</text:p>
          </table:table-cell>
          <table:table-cell table:style-name="ce1" table:formula="of:=concat(&quot;//&quot;; [.J43])" office:value-type="string" office:string-value="" calcext:value-type="error">
            <text:p>#NAME?</text:p>
          </table:table-cell>
          <table:table-cell/>
          <table:table-cell table:formula="of:=IF([.L43];[.J43];[.K43])" office:value-type="string" office:string-value="" calcext:value-type="error">
            <text:p>#NAME?</text:p>
          </table:table-cell>
          <table:table-cell table:formula="of:=IF([.L43];&quot;.&quot;&amp;[.D43]&amp;&quot; = UINT32_C(&quot;&amp;[.B43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c0</text:p>
          </table:table-cell>
          <table:table-cell table:style-name="ce1" office:value-type="string" calcext:value-type="string">
            <text:p>0x0000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LPRX_THRESH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RX Event Register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1 C0 15 00 00 00</text:p>
          </table:table-cell>
          <table:table-cell table:style-name="ce1" table:formula="of:=IF(LEN([.B44]) = 10;concat(concat(concat(&quot;uint32_t &quot;;[.D44]); &quot;;&quot;);concat(&quot; //&lt; DSI-TX0 register at &quot;;[.A44]  )))" office:value-type="string" office:string-value="" calcext:value-type="error">
            <text:p>#NAME?</text:p>
          </table:table-cell>
          <table:table-cell table:style-name="ce1" table:formula="of:=concat(&quot;//&quot;; [.J44])" office:value-type="string" office:string-value="" calcext:value-type="error">
            <text:p>#NAME?</text:p>
          </table:table-cell>
          <table:table-cell/>
          <table:table-cell table:formula="of:=IF([.L44];[.J44];[.K44])" office:value-type="string" office:string-value="" calcext:value-type="error">
            <text:p>#NAME?</text:p>
          </table:table-cell>
          <table:table-cell table:formula="of:=IF([.L44];&quot;.&quot;&amp;[.D44]&amp;&quot; = UINT32_C(&quot;&amp;[.B44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1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PP_SIDE_ERR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Error Experience Registers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02 14 00 00 00 00</text:p>
          </table:table-cell>
          <table:table-cell table:style-name="ce1" table:formula="of:=IF(LEN([.B45]) = 10;concat(concat(concat(&quot;uint32_t &quot;;[.D45]); &quot;;&quot;);concat(&quot; //&lt; DSI-TX0 register at &quot;;[.A45]  )))" office:value-type="string" office:string-value="" calcext:value-type="error">
            <text:p>#NAME?</text:p>
          </table:table-cell>
          <table:table-cell table:style-name="ce1" table:formula="of:=concat(&quot;//&quot;; [.J45])" office:value-type="string" office:string-value="" calcext:value-type="error">
            <text:p>#NAME?</text:p>
          </table:table-cell>
          <table:table-cell/>
          <table:table-cell table:formula="of:=IF([.L45];[.J45];[.K45])" office:value-type="string" office:string-value="" calcext:value-type="error">
            <text:p>#NAME?</text:p>
          </table:table-cell>
          <table:table-cell table:formula="of:=IF([.L45];&quot;.&quot;&amp;[.D45]&amp;&quot; = UINT32_C(&quot;&amp;[.B45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1c</text:p>
          </table:table-cell>
          <table:table-cell table:style-name="ce1" office:value-type="string" calcext:value-type="string">
            <text:p>0x0000008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RX_ERR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Error Experience Registers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02 1C 80 00 00 00</text:p>
          </table:table-cell>
          <table:table-cell table:style-name="ce1" table:formula="of:=IF(LEN([.B46]) = 10;concat(concat(concat(&quot;uint32_t &quot;;[.D46]); &quot;;&quot;);concat(&quot; //&lt; DSI-TX0 register at &quot;;[.A46]  )))" office:value-type="string" office:string-value="" calcext:value-type="error">
            <text:p>#NAME?</text:p>
          </table:table-cell>
          <table:table-cell table:style-name="ce1" table:formula="of:=concat(&quot;//&quot;; [.J46])" office:value-type="string" office:string-value="" calcext:value-type="error">
            <text:p>#NAME?</text:p>
          </table:table-cell>
          <table:table-cell/>
          <table:table-cell table:formula="of:=IF([.L46];[.J46];[.K46])" office:value-type="string" office:string-value="" calcext:value-type="error">
            <text:p>#NAME?</text:p>
          </table:table-cell>
          <table:table-cell table:formula="of:=IF([.L46];&quot;.&quot;&amp;[.D46]&amp;&quot; = UINT32_C(&quot;&amp;[.B46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2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LPTX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 LPTX Registers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02 24 00 00 00 00</text:p>
          </table:table-cell>
          <table:table-cell table:style-name="ce1" table:formula="of:=IF(LEN([.B47]) = 10;concat(concat(concat(&quot;uint32_t &quot;;[.D47]); &quot;;&quot;);concat(&quot; //&lt; DSI-TX0 register at &quot;;[.A47]  )))" office:value-type="string" office:string-value="" calcext:value-type="error">
            <text:p>#NAME?</text:p>
          </table:table-cell>
          <table:table-cell table:style-name="ce1" table:formula="of:=concat(&quot;//&quot;; [.J47])" office:value-type="string" office:string-value="" calcext:value-type="error">
            <text:p>#NAME?</text:p>
          </table:table-cell>
          <table:table-cell/>
          <table:table-cell table:formula="of:=IF([.L47];[.J47];[.K47])" office:value-type="string" office:string-value="" calcext:value-type="error">
            <text:p>#NAME?</text:p>
          </table:table-cell>
          <table:table-cell table:formula="of:=IF([.L47];&quot;.&quot;&amp;[.D47]&amp;&quot; = UINT32_C(&quot;&amp;[.B47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54</text:p>
          </table:table-cell>
          <table:table-cell table:style-name="ce1" office:value-type="string" calcext:value-type="string">
            <text:p>0x000000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LPTXTIME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02 54 06 00 00 00</text:p>
          </table:table-cell>
          <table:table-cell table:style-name="ce1" table:formula="of:=IF(LEN([.B48]) = 10;concat(concat(concat(&quot;uint32_t &quot;;[.D48]); &quot;;&quot;);concat(&quot; //&lt; DSI-TX0 register at &quot;;[.A48]  )))" office:value-type="string" office:string-value="" calcext:value-type="error">
            <text:p>#NAME?</text:p>
          </table:table-cell>
          <table:table-cell table:style-name="ce1" table:formula="of:=concat(&quot;//&quot;; [.J48])" office:value-type="string" office:string-value="" calcext:value-type="error">
            <text:p>#NAME?</text:p>
          </table:table-cell>
          <table:table-cell/>
          <table:table-cell table:formula="of:=IF([.L48];[.J48];[.K48])" office:value-type="string" office:string-value="" calcext:value-type="error">
            <text:p>#NAME?</text:p>
          </table:table-cell>
          <table:table-cell table:formula="of:=IF([.L48];&quot;.&quot;&amp;[.D48]&amp;&quot; = UINT32_C(&quot;&amp;[.B48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58</text:p>
          </table:table-cell>
          <table:table-cell table:style-name="ce1" office:value-type="string" calcext:value-type="string">
            <text:p>0x0024020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HEADER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2 58 04 02 24 00</text:p>
          </table:table-cell>
          <table:table-cell table:style-name="ce1" table:formula="of:=IF(LEN([.B49]) = 10;concat(concat(concat(&quot;uint32_t &quot;;[.D49]); &quot;;&quot;);concat(&quot; //&lt; DSI-TX0 register at &quot;;[.A49]  )))" office:value-type="string" office:string-value="" calcext:value-type="error">
            <text:p>#NAME?</text:p>
          </table:table-cell>
          <table:table-cell table:style-name="ce1" table:formula="of:=concat(&quot;//&quot;; [.J49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49];[.J49];[.K49])" office:value-type="string" office:string-value="" calcext:value-type="error">
            <text:p>#NAME?</text:p>
          </table:table-cell>
          <table:table-cell table:formula="of:=IF([.L49];&quot;.&quot;&amp;[.D49]&amp;&quot; = UINT32_C(&quot;&amp;[.B49]&amp;&quot;),&quot;;&quot;&quot; )" office:value-type="string" office:string-value=".PPI_DPHY_TCLK_HEADERCNT = UINT32_C(0x00240204)," calcext:value-type="string">
            <text:p>.PPI_DPHY_TCLK_HEADERCNT = UINT32_C(0x00240204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5c</text:p>
          </table:table-cell>
          <table:table-cell table:style-name="ce1" office:value-type="string" calcext:value-type="string">
            <text:p>0x000d000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TRAIL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2 5C 08 00 0D 00</text:p>
          </table:table-cell>
          <table:table-cell table:style-name="ce1" table:formula="of:=IF(LEN([.B50]) = 10;concat(concat(concat(&quot;uint32_t &quot;;[.D50]); &quot;;&quot;);concat(&quot; //&lt; DSI-TX0 register at &quot;;[.A50]  )))" office:value-type="string" office:string-value="" calcext:value-type="error">
            <text:p>#NAME?</text:p>
          </table:table-cell>
          <table:table-cell table:style-name="ce1" table:formula="of:=concat(&quot;//&quot;; [.J50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50];[.J50];[.K50])" office:value-type="string" office:string-value="" calcext:value-type="error">
            <text:p>#NAME?</text:p>
          </table:table-cell>
          <table:table-cell table:formula="of:=IF([.L50];&quot;.&quot;&amp;[.D50]&amp;&quot; = UINT32_C(&quot;&amp;[.B50]&amp;&quot;),&quot;;&quot;&quot; )" office:value-type="string" office:string-value=".PPI_DPHY_TCLK_TRAILCNT = UINT32_C(0x000d0008)," calcext:value-type="string">
            <text:p>.PPI_DPHY_TCLK_TRAILCNT = UINT32_C(0x000d0008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60</text:p>
          </table:table-cell>
          <table:table-cell table:style-name="ce1" office:value-type="string" calcext:value-type="string">
            <text:p>0x001400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HS_HEADER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2 60 06 00 14 00</text:p>
          </table:table-cell>
          <table:table-cell table:style-name="ce1" table:formula="of:=IF(LEN([.B51]) = 10;concat(concat(concat(&quot;uint32_t &quot;;[.D51]); &quot;;&quot;);concat(&quot; //&lt; DSI-TX0 register at &quot;;[.A51]  )))" office:value-type="string" office:string-value="" calcext:value-type="error">
            <text:p>#NAME?</text:p>
          </table:table-cell>
          <table:table-cell table:style-name="ce1" table:formula="of:=concat(&quot;//&quot;; [.J51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51];[.J51];[.K51])" office:value-type="string" office:string-value="" calcext:value-type="error">
            <text:p>#NAME?</text:p>
          </table:table-cell>
          <table:table-cell table:formula="of:=IF([.L51];&quot;.&quot;&amp;[.D51]&amp;&quot; = UINT32_C(&quot;&amp;[.B51]&amp;&quot;),&quot;;&quot;&quot; )" office:value-type="string" office:string-value=".PPI_DPHY_THS_HEADERCNT = UINT32_C(0x00140006)," calcext:value-type="string">
            <text:p>.PPI_DPHY_THS_HEADERCNT = UINT32_C(0x00140006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64</text:p>
          </table:table-cell>
          <table:table-cell table:style-name="ce1" office:value-type="string" calcext:value-type="string">
            <text:p>0x0000426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WAKEUP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2 64 68 42 00 00</text:p>
          </table:table-cell>
          <table:table-cell table:style-name="ce1" table:formula="of:=IF(LEN([.B52]) = 10;concat(concat(concat(&quot;uint32_t &quot;;[.D52]); &quot;;&quot;);concat(&quot; //&lt; DSI-TX0 register at &quot;;[.A52]  )))" office:value-type="string" office:string-value="" calcext:value-type="error">
            <text:p>#NAME?</text:p>
          </table:table-cell>
          <table:table-cell table:style-name="ce1" table:formula="of:=concat(&quot;//&quot;; [.J52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52];[.J52];[.K52])" office:value-type="string" office:string-value="" calcext:value-type="error">
            <text:p>#NAME?</text:p>
          </table:table-cell>
          <table:table-cell table:formula="of:=IF([.L52];&quot;.&quot;&amp;[.D52]&amp;&quot; = UINT32_C(&quot;&amp;[.B52]&amp;&quot;),&quot;;&quot;&quot; )" office:value-type="string" office:string-value=".PPI_DPHY_TWAKEUPCNT = UINT32_C(0x00004268)," calcext:value-type="string">
            <text:p>.PPI_DPHY_TWAKEUPCNT = UINT32_C(0x00004268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68</text:p>
          </table:table-cell>
          <table:table-cell table:style-name="ce1" office:value-type="string" calcext:value-type="string">
            <text:p>0x0000000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POST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02 68 0F 00 00 00</text:p>
          </table:table-cell>
          <table:table-cell table:style-name="ce1" table:formula="of:=IF(LEN([.B53]) = 10;concat(concat(concat(&quot;uint32_t &quot;;[.D53]); &quot;;&quot;);concat(&quot; //&lt; DSI-TX0 register at &quot;;[.A53]  )))" office:value-type="string" office:string-value="" calcext:value-type="error">
            <text:p>#NAME?</text:p>
          </table:table-cell>
          <table:table-cell table:style-name="ce1" table:formula="of:=concat(&quot;//&quot;; [.J53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53];[.J53];[.K53])" office:value-type="string" office:string-value="" calcext:value-type="error">
            <text:p>#NAME?</text:p>
          </table:table-cell>
          <table:table-cell table:formula="of:=IF([.L53];&quot;.&quot;&amp;[.D53]&amp;&quot; = UINT32_C(&quot;&amp;[.B53]&amp;&quot;),&quot;;&quot;&quot; )" office:value-type="string" office:string-value=".PPI_DPHY_TCLK_POSTCNT = UINT32_C(0x0000000f)," calcext:value-type="string">
            <text:p>.PPI_DPHY_TCLK_POSTCNT = UINT32_C(0x0000000f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6c</text:p>
          </table:table-cell>
          <table:table-cell table:style-name="ce1" office:value-type="string" calcext:value-type="string">
            <text:p>0x000d000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HSTRAIL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02 6C 08 00 0D 00</text:p>
          </table:table-cell>
          <table:table-cell table:style-name="ce1" table:formula="of:=IF(LEN([.B54]) = 10;concat(concat(concat(&quot;uint32_t &quot;;[.D54]); &quot;;&quot;);concat(&quot; //&lt; DSI-TX0 register at &quot;;[.A54]  )))" office:value-type="string" office:string-value="" calcext:value-type="error">
            <text:p>#NAME?</text:p>
          </table:table-cell>
          <table:table-cell table:style-name="ce1" table:formula="of:=concat(&quot;//&quot;; [.J54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54];[.J54];[.K54])" office:value-type="string" office:string-value="" calcext:value-type="error">
            <text:p>#NAME?</text:p>
          </table:table-cell>
          <table:table-cell table:formula="of:=IF([.L54];&quot;.&quot;&amp;[.D54]&amp;&quot; = UINT32_C(&quot;&amp;[.B54]&amp;&quot;),&quot;;&quot;&quot; )" office:value-type="string" office:string-value=".PPI_DPHY_THSTRAILCNT = UINT32_C(0x000d0008)," calcext:value-type="string">
            <text:p>.PPI_DPHY_THSTRAILCNT = UINT32_C(0x000d0008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70</text:p>
          </table:table-cell>
          <table:table-cell table:style-name="ce1" office:value-type="string" calcext:value-type="string">
            <text:p>0x000000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HSTXVREG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02 70 20 00 00 00</text:p>
          </table:table-cell>
          <table:table-cell table:style-name="ce1" table:formula="of:=IF(LEN([.B55]) = 10;concat(concat(concat(&quot;uint32_t &quot;;[.D55]); &quot;;&quot;);concat(&quot; //&lt; DSI-TX0 register at &quot;;[.A55]  )))" office:value-type="string" office:string-value="" calcext:value-type="error">
            <text:p>#NAME?</text:p>
          </table:table-cell>
          <table:table-cell table:style-name="ce1" table:formula="of:=concat(&quot;//&quot;; [.J55])" office:value-type="string" office:string-value="" calcext:value-type="error">
            <text:p>#NAME?</text:p>
          </table:table-cell>
          <table:table-cell/>
          <table:table-cell table:formula="of:=IF([.L55];[.J55];[.K55])" office:value-type="string" office:string-value="" calcext:value-type="error">
            <text:p>#NAME?</text:p>
          </table:table-cell>
          <table:table-cell table:formula="of:=IF([.L55];&quot;.&quot;&amp;[.D55]&amp;&quot; = UINT32_C(&quot;&amp;[.B55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74</text:p>
          </table:table-cell>
          <table:table-cell table:style-name="ce1" office:value-type="string" calcext:value-type="string">
            <text:p>0x0000001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HSTXVREGEN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02 74 1F 00 00 00</text:p>
          </table:table-cell>
          <table:table-cell table:style-name="ce1" table:formula="of:=IF(LEN([.B56]) = 10;concat(concat(concat(&quot;uint32_t &quot;;[.D56]); &quot;;&quot;);concat(&quot; //&lt; DSI-TX0 register at &quot;;[.A56]  )))" office:value-type="string" office:string-value="" calcext:value-type="error">
            <text:p>#NAME?</text:p>
          </table:table-cell>
          <table:table-cell table:style-name="ce1" table:formula="of:=concat(&quot;//&quot;; [.J56])" office:value-type="string" office:string-value="" calcext:value-type="error">
            <text:p>#NAME?</text:p>
          </table:table-cell>
          <table:table-cell/>
          <table:table-cell table:formula="of:=IF([.L56];[.J56];[.K56])" office:value-type="string" office:string-value="" calcext:value-type="error">
            <text:p>#NAME?</text:p>
          </table:table-cell>
          <table:table-cell table:formula="of:=IF([.L56];&quot;.&quot;&amp;[.D56]&amp;&quot; = UINT32_C(&quot;&amp;[.B56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78</text:p>
          </table:table-cell>
          <table:table-cell table:style-name="ce1" office:value-type="string" calcext:value-type="string">
            <text:p>0x0006000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SI_BTA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02 78 05 00 06 00</text:p>
          </table:table-cell>
          <table:table-cell table:style-name="ce1" table:formula="of:=IF(LEN([.B57]) = 10;concat(concat(concat(&quot;uint32_t &quot;;[.D57]); &quot;;&quot;);concat(&quot; //&lt; DSI-TX0 register at &quot;;[.A57]  )))" office:value-type="string" office:string-value="" calcext:value-type="error">
            <text:p>#NAME?</text:p>
          </table:table-cell>
          <table:table-cell table:style-name="ce1" table:formula="of:=concat(&quot;//&quot;; [.J57])" office:value-type="string" office:string-value="" calcext:value-type="error">
            <text:p>#NAME?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L57];[.J57];[.K57])" office:value-type="string" office:string-value="" calcext:value-type="error">
            <text:p>#NAME?</text:p>
          </table:table-cell>
          <table:table-cell table:formula="of:=IF([.L57];&quot;.&quot;&amp;[.D57]&amp;&quot; = UINT32_C(&quot;&amp;[.B57]&amp;&quot;),&quot;;&quot;&quot; )" office:value-type="string" office:string-value=".PPI_DSI_BTA_COUNT = UINT32_C(0x00060005)," calcext:value-type="string">
            <text:p>.PPI_DSI_BTA_COUNT = UINT32_C(0x00060005)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27c</text:p>
          </table:table-cell>
          <table:table-cell table:style-name="ce1" office:value-type="string" calcext:value-type="string">
            <text:p>0x000000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TX_ADJUS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02 7C 02 00 00 00</text:p>
          </table:table-cell>
          <table:table-cell table:style-name="ce1" table:formula="of:=IF(LEN([.B58]) = 10;concat(concat(concat(&quot;uint32_t &quot;;[.D58]); &quot;;&quot;);concat(&quot; //&lt; DSI-TX0 register at &quot;;[.A58]  )))" office:value-type="string" office:string-value="" calcext:value-type="error">
            <text:p>#NAME?</text:p>
          </table:table-cell>
          <table:table-cell table:style-name="ce1" table:formula="of:=concat(&quot;//&quot;; [.J58])" office:value-type="string" office:string-value="" calcext:value-type="error">
            <text:p>#NAME?</text:p>
          </table:table-cell>
          <table:table-cell/>
          <table:table-cell table:formula="of:=IF([.L58];[.J58];[.K58])" office:value-type="string" office:string-value="" calcext:value-type="error">
            <text:p>#NAME?</text:p>
          </table:table-cell>
          <table:table-cell table:formula="of:=IF([.L58];&quot;.&quot;&amp;[.D58]&amp;&quot; = UINT32_C(&quot;&amp;[.B58]&amp;&quot;),&quot;;&quot;&quot; )">
            <text:p/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0x011c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STAR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1 1C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08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CLKEN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03 08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0c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CLKSEL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03 0C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a0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TRL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4 A0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ac</text:p>
          </table:table-cell>
          <table:table-cell table:style-name="ce1" office:value-type="string" calcext:value-type="string">
            <text:p>0x000090b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ONF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04 AC BD 9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a0</text:p>
          </table:table-cell>
          <table:table-cell table:style-name="ce1" office:value-type="string" calcext:value-type="string">
            <text:p>0x000000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TRL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4 A0 03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18</text:p>
          </table:table-cell>
          <table:table-cell table:style-name="ce1" office:value-type="string" calcext:value-type="string">
            <text:p>0x0000001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ANE_ENABLE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3 18 14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20</text:p>
          </table:table-cell>
          <table:table-cell table:style-name="ce1" office:value-type="string" calcext:value-type="string">
            <text:p>0x000017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INE_INIT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3 20 70 17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2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HSTX_TO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03 24 00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28</text:p>
          </table:table-cell>
          <table:table-cell table:style-name="ce1" office:value-type="string" calcext:value-type="string">
            <text:p>0x000001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UNC_ENABLE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03 28 01 01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30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3 30 00 00 0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34</text:p>
          </table:table-cell>
          <table:table-cell table:style-name="ce1" office:value-type="string" calcext:value-type="string">
            <text:p>0x00005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3 34 00 5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38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3 38 00 00 0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3c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LPW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3 3C 00 00 0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40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HSR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3 40 00 00 0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44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HSW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03 44 00 00 0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48</text:p>
          </table:table-cell>
          <table:table-cell table:style-name="ce1" office:value-type="string" calcext:value-type="string">
            <text:p>0x00001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3 48 00 1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4c</text:p>
          </table:table-cell>
          <table:table-cell table:style-name="ce1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3 4C 00 00 0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50</text:p>
          </table:table-cell>
          <table:table-cell table:style-name="ce1" office:value-type="string" calcext:value-type="string">
            <text:p>0x0000016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UNC_MODE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03 50 60 01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54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RX_VC_ENABLE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03 54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58</text:p>
          </table:table-cell>
          <table:table-cell table:style-name="ce1" office:value-type="string" calcext:value-type="string">
            <text:p>0x000000c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IND_TO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03 58 C8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68</text:p>
          </table:table-cell>
          <table:table-cell table:style-name="ce1" office:value-type="string" calcext:value-type="string">
            <text:p>0x0000002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3 68 2A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70</text:p>
          </table:table-cell>
          <table:table-cell table:style-name="ce1" office:value-type="string" calcext:value-type="string">
            <text:p>0x000003c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PF_VDELAY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03 70 C4 03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7c</text:p>
          </table:table-cell>
          <table:table-cell table:style-name="ce1" office:value-type="string" calcext:value-type="string">
            <text:p>0x0000008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MODE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3 7C 8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8c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HSYNC_WIDTH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3 8C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90</text:p>
          </table:table-cell>
          <table:table-cell table:style-name="ce1" office:value-type="string" calcext:value-type="string">
            <text:p>0x0000019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HBPR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3 90 90 01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a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RX_STATE_INT_MASK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RX Event Registers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03 A4 00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c0</text:p>
          </table:table-cell>
          <table:table-cell table:style-name="ce1" office:value-type="string" calcext:value-type="string">
            <text:p>0x0000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LPRX_THRESH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RX Event Register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3 C0 15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1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PP_SIDE_ERR_INT_MASK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Error Experience Registers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04 14 00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1c</text:p>
          </table:table-cell>
          <table:table-cell table:style-name="ce1" office:value-type="string" calcext:value-type="string">
            <text:p>0x0000008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RX_ERR_INT_MASK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Error Experience Registers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04 1C 80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24</text:p>
          </table:table-cell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LPTX_INT_MASK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 LPTX Registers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04 24 00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54</text:p>
          </table:table-cell>
          <table:table-cell table:style-name="ce1" office:value-type="string" calcext:value-type="string">
            <text:p>0x000000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LPTXTIME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04 54 06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58</text:p>
          </table:table-cell>
          <table:table-cell table:style-name="ce1" office:value-type="string" calcext:value-type="string">
            <text:p>0x0024020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HEADER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4 58 04 02 2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5c</text:p>
          </table:table-cell>
          <table:table-cell table:style-name="ce1" office:value-type="string" calcext:value-type="string">
            <text:p>0x000d000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TRAIL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4 5C 08 00 0D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60</text:p>
          </table:table-cell>
          <table:table-cell table:style-name="ce1" office:value-type="string" calcext:value-type="string">
            <text:p>0x001400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HS_HEADER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4 60 06 00 1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64</text:p>
          </table:table-cell>
          <table:table-cell table:style-name="ce1" office:value-type="string" calcext:value-type="string">
            <text:p>0x0000426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WAKEUP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4 64 68 42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68</text:p>
          </table:table-cell>
          <table:table-cell table:style-name="ce1" office:value-type="string" calcext:value-type="string">
            <text:p>0x0000000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POST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04 68 0F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6c</text:p>
          </table:table-cell>
          <table:table-cell table:style-name="ce1" office:value-type="string" calcext:value-type="string">
            <text:p>0x000d000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HSTRAIL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04 6C 08 00 0D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70</text:p>
          </table:table-cell>
          <table:table-cell table:style-name="ce1" office:value-type="string" calcext:value-type="string">
            <text:p>0x000000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HSTXVREGC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04 70 20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74</text:p>
          </table:table-cell>
          <table:table-cell table:style-name="ce1" office:value-type="string" calcext:value-type="string">
            <text:p>0x0000001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HSTXVREGEN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04 74 1F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78</text:p>
          </table:table-cell>
          <table:table-cell table:style-name="ce1" office:value-type="string" calcext:value-type="string">
            <text:p>0x0006000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SI_BTA_COUN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04 78 05 00 06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47c</text:p>
          </table:table-cell>
          <table:table-cell table:style-name="ce1" office:value-type="string" calcext:value-type="string">
            <text:p>0x000000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TX_ADJUS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04 7C 02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1c</text:p>
          </table:table-cell>
          <table:table-cell table:style-name="ce1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START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3 1C 01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0</text:p>
          </table:table-cell>
          <table:table-cell table:style-name="ce1" office:value-type="string" calcext:value-type="string">
            <text:p>0x000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CMD_SEL</text:p>
          </table:table-cell>
          <table:table-cell table:style-name="ce1" office:value-type="string" calcext:value-type="string">
            <text:p>DCS COMMAND SELECTION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05 00 0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110</text:p>
          </table:table-cell>
          <table:table-cell table:style-name="ce1" office:value-type="string" calcext:value-type="string">
            <text:p>0x0000001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ODE_CONFIG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01 10 16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10</text:p>
          </table:table-cell>
          <table:table-cell table:style-name="ce1" office:value-type="string" calcext:value-type="string">
            <text:p>0x0000001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ODE_CONFIG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03 10 16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7f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FE 0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ec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00 E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ec0b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0B E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ec1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6 E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ec2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21 E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ec2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2D E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baa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A9 B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6ab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AB 06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84bb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BB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1cb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BC 1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8f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FE 0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1a0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07 1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af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FE 0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1b2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2A 1B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df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FE 0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65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02 65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414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4D 4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f4b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4B 0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fe5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53 F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f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FE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3c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C2 0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ff5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51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5000</text:p>
          </table:table-cell>
          <table:table-cell table:style-name="ce1" office:value-type="string" calcext:value-type="string">
            <text:p>0x0000</text:p>
          </table:table-cell>
          <table:table-cell table:style-name="ce1" office:value-type="string" calcext:value-type="string">
            <text:p>Write Transaction</text:p>
          </table:table-cell>
          <table:table-cell table:number-columns-repeated="2" table:style-name="ce1" office:value-type="string" calcext:value-type="string">
            <text:p>STX0_CTRL</text:p>
          </table:table-cell>
          <table:table-cell table:style-name="ce1" office:value-type="string" calcext:value-type="string">
            <text:p>Splitter Control Registers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50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500c</text:p>
          </table:table-cell>
          <table:table-cell table:style-name="ce1" office:value-type="string" calcext:value-type="string">
            <text:p>0x84e0</text:p>
          </table:table-cell>
          <table:table-cell table:style-name="ce1" office:value-type="string" calcext:value-type="string">
            <text:p>Write Transaction</text:p>
          </table:table-cell>
          <table:table-cell table:number-columns-repeated="2" table:style-name="ce1" office:value-type="string" calcext:value-type="string">
            <text:p>STX0_FPX</text:p>
          </table:table-cell>
          <table:table-cell table:style-name="ce1" office:value-type="string" calcext:value-type="string">
            <text:p>Splitter Control Registers</text:p>
          </table:table-cell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50 0C E0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5080</text:p>
          </table:table-cell>
          <table:table-cell table:style-name="ce1" office:value-type="string" calcext:value-type="string">
            <text:p>0x0000</text:p>
          </table:table-cell>
          <table:table-cell table:style-name="ce1" office:value-type="string" calcext:value-type="string">
            <text:p>Write Transaction</text:p>
          </table:table-cell>
          <table:table-cell table:number-columns-repeated="2" table:style-name="ce1" office:value-type="string" calcext:value-type="string">
            <text:p>STX1_CTRL</text:p>
          </table:table-cell>
          <table:table-cell table:style-name="ce1" office:value-type="string" calcext:value-type="string">
            <text:p>Splitter Control Registers</text:p>
          </table:table-cell>
          <table:table-cell/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50 8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10</text:p>
          </table:table-cell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HY_CTL</text:p>
          </table:table-cell>
          <table:table-cell table:style-name="ce1" office:value-type="string" calcext:value-type="string">
            <text:p>PHY CONTROL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84 10 0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13</text:p>
          </table:table-cell>
          <table:table-cell table:style-name="ce1" office:value-type="string" calcext:value-type="string">
            <text:p>0x3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HY_ENB</text:p>
          </table:table-cell>
          <table:table-cell table:style-name="ce1" office:value-type="string" calcext:value-type="string">
            <text:p>PHY ENABL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84 13 3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20</text:p>
          </table:table-cell>
          <table:table-cell table:style-name="ce1" office:value-type="string" calcext:value-type="string">
            <text:p>0x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EQ_BYPS</text:p>
          </table:table-cell>
          <table:table-cell table:style-name="ce1" office:value-type="string" calcext:value-type="string">
            <text:p>PHY EQUALIZER CONTROL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84 20 06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f0</text:p>
          </table:table-cell>
          <table:table-cell table:style-name="ce1" office:value-type="string" calcext:value-type="string">
            <text:p>0x3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PLL_CTL</text:p>
          </table:table-cell>
          <table:table-cell table:style-name="ce1" office:value-type="string" calcext:value-type="string">
            <text:p>APLL CONTROL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84 F0 3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f4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DCIO_CTL</text:p>
          </table:table-cell>
          <table:table-cell table:style-name="ce1" office:value-type="string" calcext:value-type="string">
            <text:p>DDC IO CONTROL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84 F4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40</text:p>
          </table:table-cell>
          <table:table-cell table:style-name="ce1" office:value-type="string" calcext:value-type="string">
            <text:p>0x12c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SYS_FREQ0</text:p>
          </table:table-cell>
          <table:table-cell table:style-name="ce1" office:value-type="string" calcext:value-type="string">
            <text:p>SYS FREQ0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85 40 C0 1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3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OCK_REF_FREQA</text:p>
          </table:table-cell>
          <table:table-cell table:style-name="ce1" office:value-type="string" calcext:value-type="string">
            <text:p>Audio System Frequency Register A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86 3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31</text:p>
          </table:table-cell>
          <table:table-cell table:style-name="ce1" office:value-type="string" calcext:value-type="string">
            <text:p>0x075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OCK_REF_FREQB</text:p>
          </table:table-cell>
          <table:table-cell table:style-name="ce1" office:value-type="string" calcext:value-type="string">
            <text:p>Audio System Frequency Register B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86 31 53 0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7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NCO_F0_MOD</text:p>
          </table:table-cell>
          <table:table-cell table:style-name="ce1" office:value-type="string" calcext:value-type="string">
            <text:p>AUDIO PLL Setting Register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86 70 0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a0c</text:p>
          </table:table-cell>
          <table:table-cell table:style-name="ce1" office:value-type="string" calcext:value-type="string">
            <text:p>0x12c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SCLK_CSC0</text:p>
          </table:table-cell>
          <table:table-cell table:style-name="ce1" office:value-type="string" calcext:value-type="string">
            <text:p>SCLK FREQUENCY for CSC controller REGISTER 0</text:p>
          </table:table-cell>
          <table:table-cell table:style-name="ce1" office:value-type="string" calcext:value-type="string">
            <text:p>VIDEO Output Format Registers</text:p>
          </table:table-cell>
          <table:table-cell/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8A 0C C0 1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0b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SC_INT</text:p>
          </table:table-cell>
          <table:table-cell table:style-name="ce1" office:value-type="string" calcext:value-type="string">
            <text:p>MISC INTERRUPT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85 0B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1b</text:p>
          </table:table-cell>
          <table:table-cell table:style-name="ce1" office:value-type="string" calcext:value-type="string">
            <text:p>0xf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SC_INTM</text:p>
          </table:table-cell>
          <table:table-cell table:style-name="ce1" office:value-type="string" calcext:value-type="string">
            <text:p>MISC INTERRUPT MASK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85 1B F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14</text:p>
          </table:table-cell>
          <table:table-cell table:style-name="ce1" office:value-type="string" calcext:value-type="string">
            <text:p>0x0fb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IntStatus</text:p>
          </table:table-cell>
          <table:table-cell table:style-name="ce1" office:value-type="string" calcext:value-type="string">
            <text:p>Interrupt Status Register</text:p>
          </table:table-cell>
          <table:table-cell table:style-name="ce1" office:value-type="string" calcext:value-type="string">
            <text:p>Interrupt Registers</text:p>
          </table:table-cell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00 14 BF 0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16</text:p>
          </table:table-cell>
          <table:table-cell table:style-name="ce1" office:value-type="string" calcext:value-type="string">
            <text:p>0x0db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IntMask</text:p>
          </table:table-cell>
          <table:table-cell table:style-name="ce1" office:value-type="string" calcext:value-type="string">
            <text:p>Interrupt Mask Register</text:p>
          </table:table-cell>
          <table:table-cell table:style-name="ce1" office:value-type="string" calcext:value-type="string">
            <text:p>Interrupt Registers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00 16 BF 0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e0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EDID_MODE</text:p>
          </table:table-cell>
          <table:table-cell table:style-name="ce1" office:value-type="string" calcext:value-type="string">
            <text:p>EDID MOD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85 E0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e3</text:p>
          </table:table-cell>
          <table:table-cell table:style-name="ce1" office:value-type="string" calcext:value-type="string">
            <text:p>0x01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EDID_LEN1</text:p>
          </table:table-cell>
          <table:table-cell table:style-name="ce1" office:value-type="string" calcext:value-type="string">
            <text:p>EDID Length REGISTER 1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85 E3 00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1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1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2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2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3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3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4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4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5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5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6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6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7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7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8</text:p>
          </table:table-cell>
          <table:table-cell table:style-name="ce1" office:value-type="string" calcext:value-type="string">
            <text:p>0x5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8 5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9</text:p>
          </table:table-cell>
          <table:table-cell table:style-name="ce1" office:value-type="string" calcext:value-type="string">
            <text:p>0xd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9 D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a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A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b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B 1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c</text:p>
          </table:table-cell>
          <table:table-cell table:style-name="ce1" office:value-type="string" calcext:value-type="string">
            <text:p>0x3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C 3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d</text:p>
          </table:table-cell>
          <table:table-cell table:style-name="ce1" office:value-type="string" calcext:value-type="string">
            <text:p>0x3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D 3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e</text:p>
          </table:table-cell>
          <table:table-cell table:style-name="ce1" office:value-type="string" calcext:value-type="string">
            <text:p>0x3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E 3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0f</text:p>
          </table:table-cell>
          <table:table-cell table:style-name="ce1" office:value-type="string" calcext:value-type="string">
            <text:p>0x3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0F 3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0</text:p>
          </table:table-cell>
          <table:table-cell table:style-name="ce1" office:value-type="string" calcext:value-type="string">
            <text:p>0x2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0 2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1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1 1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2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2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3</text:p>
          </table:table-cell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3 0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4</text:p>
          </table:table-cell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4 8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5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6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6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7</text:p>
          </table:table-cell>
          <table:table-cell table:style-name="ce1" office:value-type="string" calcext:value-type="string">
            <text:p>0x7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7 7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8</text:p>
          </table:table-cell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8 0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9</text:p>
          </table:table-cell>
          <table:table-cell table:style-name="ce1" office:value-type="string" calcext:value-type="string">
            <text:p>0x7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9 7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a</text:p>
          </table:table-cell>
          <table:table-cell table:style-name="ce1" office:value-type="string" calcext:value-type="string">
            <text:p>0x7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A 7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b</text:p>
          </table:table-cell>
          <table:table-cell table:style-name="ce1" office:value-type="string" calcext:value-type="string">
            <text:p>0xa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B A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c</text:p>
          </table:table-cell>
          <table:table-cell table:style-name="ce1" office:value-type="string" calcext:value-type="string">
            <text:p>0x5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C 55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d</text:p>
          </table:table-cell>
          <table:table-cell table:style-name="ce1" office:value-type="string" calcext:value-type="string">
            <text:p>0x4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D 4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e</text:p>
          </table:table-cell>
          <table:table-cell table:style-name="ce1" office:value-type="string" calcext:value-type="string">
            <text:p>0x9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E 9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1f</text:p>
          </table:table-cell>
          <table:table-cell table:style-name="ce1" office:value-type="string" calcext:value-type="string">
            <text:p>0x2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1F 2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0</text:p>
          </table:table-cell>
          <table:table-cell table:style-name="ce1" office:value-type="string" calcext:value-type="string">
            <text:p>0x0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0 0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1</text:p>
          </table:table-cell>
          <table:table-cell table:style-name="ce1" office:value-type="string" calcext:value-type="string">
            <text:p>0x4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1 4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2</text:p>
          </table:table-cell>
          <table:table-cell table:style-name="ce1" office:value-type="string" calcext:value-type="string">
            <text:p>0x5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2 5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3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3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4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5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6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6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7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7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8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8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9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9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a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A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b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B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c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C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d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D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e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E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2f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2F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0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0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1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1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2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2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3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3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4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4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5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5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6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6 09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7</text:p>
          </table:table-cell>
          <table:table-cell table:style-name="ce1" office:value-type="string" calcext:value-type="string">
            <text:p>0x4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7 4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8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8 7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9</text:p>
          </table:table-cell>
          <table:table-cell table:style-name="ce1" office:value-type="string" calcext:value-type="string">
            <text:p>0x2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9 2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a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A 8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b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B B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c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C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d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D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e</text:p>
          </table:table-cell>
          <table:table-cell table:style-name="ce1" office:value-type="string" calcext:value-type="string">
            <text:p>0xa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E A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3f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3F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0</text:p>
          </table:table-cell>
          <table:table-cell table:style-name="ce1" office:value-type="string" calcext:value-type="string">
            <text:p>0x6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0 6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1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1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2</text:p>
          </table:table-cell>
          <table:table-cell table:style-name="ce1" office:value-type="string" calcext:value-type="string">
            <text:p>0x4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2 4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3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3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4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5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6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6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7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7 1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8</text:p>
          </table:table-cell>
          <table:table-cell table:style-name="ce1" office:value-type="string" calcext:value-type="string">
            <text:p>0x8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8 8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9</text:p>
          </table:table-cell>
          <table:table-cell table:style-name="ce1" office:value-type="string" calcext:value-type="string">
            <text:p>0x7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9 7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a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A 7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b</text:p>
          </table:table-cell>
          <table:table-cell table:style-name="ce1" office:value-type="string" calcext:value-type="string">
            <text:p>0x2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B 2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c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C 8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d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D B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e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E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4f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4F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0</text:p>
          </table:table-cell>
          <table:table-cell table:style-name="ce1" office:value-type="string" calcext:value-type="string">
            <text:p>0xa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0 A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1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1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2</text:p>
          </table:table-cell>
          <table:table-cell table:style-name="ce1" office:value-type="string" calcext:value-type="string">
            <text:p>0x6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2 6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3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3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4</text:p>
          </table:table-cell>
          <table:table-cell table:style-name="ce1" office:value-type="string" calcext:value-type="string">
            <text:p>0x4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4 4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5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5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6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6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7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7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8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8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9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9 1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a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A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b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B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c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C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d</text:p>
          </table:table-cell>
          <table:table-cell table:style-name="ce1" office:value-type="string" calcext:value-type="string">
            <text:p>0xf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D F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E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5f</text:p>
          </table:table-cell>
          <table:table-cell table:style-name="ce1" office:value-type="string" calcext:value-type="string">
            <text:p>0x5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5F 5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0</text:p>
          </table:table-cell>
          <table:table-cell table:style-name="ce1" office:value-type="string" calcext:value-type="string">
            <text:p>0x6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0 6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1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1 7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2</text:p>
          </table:table-cell>
          <table:table-cell table:style-name="ce1" office:value-type="string" calcext:value-type="string">
            <text:p>0x6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2 66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3</text:p>
          </table:table-cell>
          <table:table-cell table:style-name="ce1" office:value-type="string" calcext:value-type="string">
            <text:p>0x6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3 6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4</text:p>
          </table:table-cell>
          <table:table-cell table:style-name="ce1" office:value-type="string" calcext:value-type="string">
            <text:p>0x6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4 69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5</text:p>
          </table:table-cell>
          <table:table-cell table:style-name="ce1" office:value-type="string" calcext:value-type="string">
            <text:p>0x7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5 7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6</text:p>
          </table:table-cell>
          <table:table-cell table:style-name="ce1" office:value-type="string" calcext:value-type="string">
            <text:p>0x6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6 6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7</text:p>
          </table:table-cell>
          <table:table-cell table:style-name="ce1" office:value-type="string" calcext:value-type="string">
            <text:p>0x6e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7 6E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8</text:p>
          </table:table-cell>
          <table:table-cell table:style-name="ce1" office:value-type="string" calcext:value-type="string">
            <text:p>0x4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8 4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9</text:p>
          </table:table-cell>
          <table:table-cell table:style-name="ce1" office:value-type="string" calcext:value-type="string">
            <text:p>0x4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9 4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a</text:p>
          </table:table-cell>
          <table:table-cell table:style-name="ce1" office:value-type="string" calcext:value-type="string">
            <text:p>0x4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A 4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b</text:p>
          </table:table-cell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B 0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c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C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d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D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E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6f</text:p>
          </table:table-cell>
          <table:table-cell table:style-name="ce1" office:value-type="string" calcext:value-type="string">
            <text:p>0xf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6F F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1</text:p>
          </table:table-cell>
          <table:table-cell table:style-name="ce1" office:value-type="string" calcext:value-type="string">
            <text:p>0x1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1 1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2</text:p>
          </table:table-cell>
          <table:table-cell table:style-name="ce1" office:value-type="string" calcext:value-type="string">
            <text:p>0x3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2 3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3</text:p>
          </table:table-cell>
          <table:table-cell table:style-name="ce1" office:value-type="string" calcext:value-type="string">
            <text:p>0x0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3 0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4</text:p>
          </table:table-cell>
          <table:table-cell table:style-name="ce1" office:value-type="string" calcext:value-type="string">
            <text:p>0xb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4 B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5</text:p>
          </table:table-cell>
          <table:table-cell table:style-name="ce1" office:value-type="string" calcext:value-type="string">
            <text:p>0x1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5 1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6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6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7</text:p>
          </table:table-cell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7 0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8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8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9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9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a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A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b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B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c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C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d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D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e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E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7f</text:p>
          </table:table-cell>
          <table:table-cell table:style-name="ce1" office:value-type="string" calcext:value-type="string">
            <text:p>0x1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7F 16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0 0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1</text:p>
          </table:table-cell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1 0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2</text:p>
          </table:table-cell>
          <table:table-cell table:style-name="ce1" office:value-type="string" calcext:value-type="string">
            <text:p>0x1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2 1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3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3 0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4</text:p>
          </table:table-cell>
          <table:table-cell table:style-name="ce1" office:value-type="string" calcext:value-type="string">
            <text:p>0x4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4 4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5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5 0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6</text:p>
          </table:table-cell>
          <table:table-cell table:style-name="ce1" office:value-type="string" calcext:value-type="string">
            <text:p>0x1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6 1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7</text:p>
          </table:table-cell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7 0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8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8 0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9</text:p>
          </table:table-cell>
          <table:table-cell table:style-name="ce1" office:value-type="string" calcext:value-type="string">
            <text:p>0x0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9 0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a</text:p>
          </table:table-cell>
          <table:table-cell table:style-name="ce1" office:value-type="string" calcext:value-type="string">
            <text:p>0x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A 06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b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B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c</text:p>
          </table:table-cell>
          <table:table-cell table:style-name="ce1" office:value-type="string" calcext:value-type="string">
            <text:p>0x2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C 2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d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D 09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e</text:p>
          </table:table-cell>
          <table:table-cell table:style-name="ce1" office:value-type="string" calcext:value-type="string">
            <text:p>0x0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E 0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8f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8F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0</text:p>
          </table:table-cell>
          <table:table-cell table:style-name="ce1" office:value-type="string" calcext:value-type="string">
            <text:p>0x8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0 8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1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1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2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2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3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3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4</text:p>
          </table:table-cell>
          <table:table-cell table:style-name="ce1" office:value-type="string" calcext:value-type="string">
            <text:p>0x6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4 65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5</text:p>
          </table:table-cell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5 0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6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6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7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7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8</text:p>
          </table:table-cell>
          <table:table-cell table:style-name="ce1" office:value-type="string" calcext:value-type="string">
            <text:p>0x1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8 1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9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9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a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A 09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b</text:p>
          </table:table-cell>
          <table:table-cell table:style-name="ce1" office:value-type="string" calcext:value-type="string">
            <text:p>0x4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B 4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c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C 7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d</text:p>
          </table:table-cell>
          <table:table-cell table:style-name="ce1" office:value-type="string" calcext:value-type="string">
            <text:p>0x2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D 2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e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E 8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9f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9F B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0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0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1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1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2</text:p>
          </table:table-cell>
          <table:table-cell table:style-name="ce1" office:value-type="string" calcext:value-type="string">
            <text:p>0xa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2 A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3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3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4</text:p>
          </table:table-cell>
          <table:table-cell table:style-name="ce1" office:value-type="string" calcext:value-type="string">
            <text:p>0x6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4 6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5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5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6</text:p>
          </table:table-cell>
          <table:table-cell table:style-name="ce1" office:value-type="string" calcext:value-type="string">
            <text:p>0x4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6 4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7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7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8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8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9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9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a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A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b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B 1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c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C 09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d</text:p>
          </table:table-cell>
          <table:table-cell table:style-name="ce1" office:value-type="string" calcext:value-type="string">
            <text:p>0x4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D 4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e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E 7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af</text:p>
          </table:table-cell>
          <table:table-cell table:style-name="ce1" office:value-type="string" calcext:value-type="string">
            <text:p>0x2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AF 2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0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0 8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1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1 B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2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2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3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3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4</text:p>
          </table:table-cell>
          <table:table-cell table:style-name="ce1" office:value-type="string" calcext:value-type="string">
            <text:p>0xa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4 A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5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5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6</text:p>
          </table:table-cell>
          <table:table-cell table:style-name="ce1" office:value-type="string" calcext:value-type="string">
            <text:p>0x6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6 6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7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7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8</text:p>
          </table:table-cell>
          <table:table-cell table:style-name="ce1" office:value-type="string" calcext:value-type="string">
            <text:p>0x4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8 4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9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9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a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A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b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B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c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C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d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D 1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e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E 09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bf</text:p>
          </table:table-cell>
          <table:table-cell table:style-name="ce1" office:value-type="string" calcext:value-type="string">
            <text:p>0x4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BF 4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0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0 7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1</text:p>
          </table:table-cell>
          <table:table-cell table:style-name="ce1" office:value-type="string" calcext:value-type="string">
            <text:p>0x2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1 2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2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2 8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3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3 B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4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4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5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5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6</text:p>
          </table:table-cell>
          <table:table-cell table:style-name="ce1" office:value-type="string" calcext:value-type="string">
            <text:p>0xa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6 A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7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7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8</text:p>
          </table:table-cell>
          <table:table-cell table:style-name="ce1" office:value-type="string" calcext:value-type="string">
            <text:p>0x6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8 6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9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9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a</text:p>
          </table:table-cell>
          <table:table-cell table:style-name="ce1" office:value-type="string" calcext:value-type="string">
            <text:p>0x4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A 4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b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B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c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C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d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D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E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cf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CF 1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0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0 09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1</text:p>
          </table:table-cell>
          <table:table-cell table:style-name="ce1" office:value-type="string" calcext:value-type="string">
            <text:p>0x4d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1 4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2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2 7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3</text:p>
          </table:table-cell>
          <table:table-cell table:style-name="ce1" office:value-type="string" calcext:value-type="string">
            <text:p>0x2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3 2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4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4 8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5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5 B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6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6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7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7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8</text:p>
          </table:table-cell>
          <table:table-cell table:style-name="ce1" office:value-type="string" calcext:value-type="string">
            <text:p>0xa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8 A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9</text:p>
          </table:table-cell>
          <table:table-cell table:style-name="ce1" office:value-type="string" calcext:value-type="string">
            <text:p>0x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9 2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a</text:p>
          </table:table-cell>
          <table:table-cell table:style-name="ce1" office:value-type="string" calcext:value-type="string">
            <text:p>0x6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A 6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b</text:p>
          </table:table-cell>
          <table:table-cell table:style-name="ce1" office:value-type="string" calcext:value-type="string">
            <text:p>0x4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B 4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c</text:p>
          </table:table-cell>
          <table:table-cell table:style-name="ce1" office:value-type="string" calcext:value-type="string">
            <text:p>0x4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C 4A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d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D 8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E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df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DF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1</text:p>
          </table:table-cell>
          <table:table-cell table:style-name="ce1" office:value-type="string" calcext:value-type="string">
            <text:p>0x1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1 1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2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2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3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3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4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5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6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6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7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7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8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8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9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9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a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A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b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B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c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C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d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D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E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ef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EF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1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2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2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3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3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4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4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5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6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6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7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7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8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8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9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9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a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A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b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B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c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C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d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D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E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cff</text:p>
          </table:table-cell>
          <table:table-cell table:style-name="ce1" office:value-type="string" calcext:value-type="string">
            <text:p>0x4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8C FF 4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a02</text:p>
          </table:table-cell>
          <table:table-cell table:style-name="ce1" office:value-type="string" calcext:value-type="string">
            <text:p>0x4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VOUT_SYNC0</text:p>
          </table:table-cell>
          <table:table-cell table:style-name="ce1" office:value-type="string" calcext:value-type="string">
            <text:p>VIDEO OUTPUT SYNC MODE REGISTER 0</text:p>
          </table:table-cell>
          <table:table-cell table:style-name="ce1" office:value-type="string" calcext:value-type="string">
            <text:p>VIDEO Output Format Registers</text:p>
          </table:table-cell>
          <table:table-cell/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8A 02 4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43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DC_CTL</text:p>
          </table:table-cell>
          <table:table-cell table:style-name="ce1" office:value-type="string" calcext:value-type="string">
            <text:p>DDC CONTROL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85 43 0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44</text:p>
          </table:table-cell>
          <table:table-cell table:style-name="ce1" office:value-type="string" calcext:value-type="string">
            <text:p>0x1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HPD_CTL</text:p>
          </table:table-cell>
          <table:table-cell table:style-name="ce1" office:value-type="string" calcext:value-type="string">
            <text:p>HPD Control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85 44 1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0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ORCE_MUTE</text:p>
          </table:table-cell>
          <table:table-cell table:style-name="ce1" office:value-type="string" calcext:value-type="string">
            <text:p>FORCE MUTE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86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02</text:p>
          </table:table-cell>
          <table:table-cell table:style-name="ce1" office:value-type="string" calcext:value-type="string">
            <text:p>0xf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Mute_Auto</text:p>
          </table:table-cell>
          <table:table-cell table:style-name="ce1" office:value-type="string" calcext:value-type="string">
            <text:p>AUDIO AUTO MUTE Command REGISTER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86 02 F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03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UTO_CMD1</text:p>
          </table:table-cell>
          <table:table-cell table:style-name="ce1" office:value-type="string" calcext:value-type="string">
            <text:p>Auto Command REGISTER 0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86 03 0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04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UTO_CMD2</text:p>
          </table:table-cell>
          <table:table-cell table:style-name="ce1" office:value-type="string" calcext:value-type="string">
            <text:p>Auto Command REGISTER 0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86 04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06</text:p>
          </table:table-cell>
          <table:table-cell table:style-name="ce1" office:value-type="string" calcext:value-type="string">
            <text:p>0x0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BUFINIT_START</text:p>
          </table:table-cell>
          <table:table-cell table:style-name="ce1" office:value-type="string" calcext:value-type="string">
            <text:p>Buffer Initialization Start Period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86 06 05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07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S_MUTE</text:p>
          </table:table-cell>
          <table:table-cell table:style-name="ce1" office:value-type="string" calcext:value-type="string">
            <text:p>FS MUTE REGISTER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86 07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52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SDO_MODE1</text:p>
          </table:table-cell>
          <table:table-cell table:style-name="ce1" office:value-type="string" calcext:value-type="string">
            <text:p>AUDIO OUTPUT MODE 1 Register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86 52 0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71</text:p>
          </table:table-cell>
          <table:table-cell table:style-name="ce1" office:value-type="string" calcext:value-type="string">
            <text:p>0x020c49b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NCO_48F0A</text:p>
          </table:table-cell>
          <table:table-cell table:style-name="ce1" office:value-type="string" calcext:value-type="string">
            <text:p>AUDIO PLL Setting Register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86 71 BA 49 0C 0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75</text:p>
          </table:table-cell>
          <table:table-cell table:style-name="ce1" office:value-type="string" calcext:value-type="string">
            <text:p>0x01e1b08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NCO_44F0A</text:p>
          </table:table-cell>
          <table:table-cell table:style-name="ce1" office:value-type="string" calcext:value-type="string">
            <text:p>AUDIO PLL Setting Register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86 75 89 B0 E1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680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ud_mode</text:p>
          </table:table-cell>
          <table:table-cell table:style-name="ce1" office:value-type="string" calcext:value-type="string">
            <text:p>Audio Mode Register</text:p>
          </table:table-cell>
          <table:table-cell table:style-name="ce1" office:value-type="string" calcext:value-type="string">
            <text:p>HDMI Rx Audio Control</text:p>
          </table:table-cell>
          <table:table-cell/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86 8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4a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INIT_END</text:p>
          </table:table-cell>
          <table:table-cell table:style-name="ce1" office:value-type="string" calcext:value-type="string">
            <text:p>INIT END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85 4A 01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0b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SC_INT</text:p>
          </table:table-cell>
          <table:table-cell table:style-name="ce1" office:value-type="string" calcext:value-type="string">
            <text:p>MISC INTERRUPT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85 0B 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14</text:p>
          </table:table-cell>
          <table:table-cell table:style-name="ce1" office:value-type="string" calcext:value-type="string">
            <text:p>0x0fb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IntStatus</text:p>
          </table:table-cell>
          <table:table-cell table:style-name="ce1" office:value-type="string" calcext:value-type="string">
            <text:p>Interrupt Status Register</text:p>
          </table:table-cell>
          <table:table-cell table:style-name="ce1" office:value-type="string" calcext:value-type="string">
            <text:p>Interrupt Registers</text:p>
          </table:table-cell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00 14 BF 0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20</text:p>
          </table:table-cell>
          <table:table-cell table:style-name="ce1" office:value-type="string" calcext:value-type="string">
            <text:p>0x9f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SYS_STATUS</text:p>
          </table:table-cell>
          <table:table-cell table:style-name="ce1" office:value-type="string" calcext:value-type="string">
            <text:p>SYS STATUS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9F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93</text:p>
          </table:table-cell>
          <table:table-cell table:style-name="ce1" office:value-type="string" calcext:value-type="string">
            <text:p>0x3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HV_CLR</text:p>
          </table:table-cell>
          <table:table-cell table:style-name="ce1" office:value-type="string" calcext:value-type="string">
            <text:p>Input HV Measurement Clear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85 93 3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05</text:p>
          </table:table-cell>
          <table:table-cell table:style-name="ce1" office:value-type="string" calcext:value-type="string">
            <text:p>0x71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71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406</text:p>
          </table:table-cell>
          <table:table-cell table:style-name="ce1" office:value-type="string" calcext:value-type="string">
            <text:p>0x0e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E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e</text:p>
          </table:table-cell>
          <table:table-cell table:style-name="ce1" office:value-type="string" calcext:value-type="string">
            <text:p>0x98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IN_HSize</text:p>
          </table:table-cell>
          <table:table-cell table:style-name="ce1" office:value-type="string" calcext:value-type="string">
            <text:p>Input Horizont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98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f</text:p>
          </table:table-cell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A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2</text:p>
          </table:table-cell>
          <table:table-cell table:style-name="ce1" office:value-type="string" calcext:value-type="string">
            <text:p>0x70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DE_HSize</text:p>
          </table:table-cell>
          <table:table-cell table:style-name="ce1" office:value-type="string" calcext:value-type="string">
            <text:p>Input DE Horizont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70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3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8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90</text:p>
          </table:table-cell>
          <table:table-cell table:style-name="ce1" office:value-type="string" calcext:value-type="string">
            <text:p>0x78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IN_VSize</text:p>
          </table:table-cell>
          <table:table-cell table:style-name="ce1" office:value-type="string" calcext:value-type="string">
            <text:p>Input Vertic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78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91</text:p>
          </table:table-cell>
          <table:table-cell table:style-name="ce1" office:value-type="string" calcext:value-type="string">
            <text:p>0x09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9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c</text:p>
          </table:table-cell>
          <table:table-cell table:style-name="ce1" office:value-type="string" calcext:value-type="string">
            <text:p>0xb0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DE_VSize</text:p>
          </table:table-cell>
          <table:table-cell table:style-name="ce1" office:value-type="string" calcext:value-type="string">
            <text:p>Input DE Vertical Size REGISTER</text:p>
          </table:table-cell>
          <table:table-cell table:style-name="ce1" office:value-type="string" calcext:value-type="string">
            <text:p>HDMI Rx System Control</text:p>
          </table:table-cell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B0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858d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Read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4"/>
          <table:table-cell table:style-name="ce1" office:value-type="string" calcext:value-type="string">
            <text:p>04*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04</text:p>
          </table:table-cell>
          <table:table-cell table:style-name="ce1" office:value-type="string" calcext:value-type="string">
            <text:p>0x0c3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ConfCtl0</text:p>
          </table:table-cell>
          <table:table-cell table:style-name="ce1" office:value-type="string" calcext:value-type="string">
            <text:p>Configuration Control Register 0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00 04 37 0C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006</text:p>
          </table:table-cell>
          <table:table-cell table:style-name="ce1" office:value-type="string" calcext:value-type="string">
            <text:p>0x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ConfCtl1</text:p>
          </table:table-cell>
          <table:table-cell table:style-name="ce1" office:value-type="string" calcext:value-type="string">
            <text:p>Configuration Control Register 1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00 06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110</text:p>
          </table:table-cell>
          <table:table-cell table:style-name="ce1" office:value-type="string" calcext:value-type="string">
            <text:p>0x000000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ODE_CONFIG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01 10 06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310</text:p>
          </table:table-cell>
          <table:table-cell table:style-name="ce1" office:value-type="string" calcext:value-type="string">
            <text:p>0x000000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ODE_CONFIG_TX1</text:p>
          </table:table-cell>
          <table:table-cell/>
          <table:table-cell table:style-name="ce1" office:value-type="string" calcext:value-type="string">
            <text:p>DSI-TX1 Registers</text:p>
          </table:table-cell>
          <table:table-cell table:style-name="ce1" office:value-type="string" calcext:value-type="string">
            <text:p>DSI-TX1 Control Register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03 10 06 00 00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0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0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1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11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0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05 00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0x0504</text:p>
          </table:table-cell>
          <table:table-cell table:style-name="ce1" office:value-type="string" calcext:value-type="string">
            <text:p>0x002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CSCMD_Q</text:p>
          </table:table-cell>
          <table:table-cell table:style-name="ce1" office:value-type="string" calcext:value-type="string">
            <text:p>DCS Command Q Register</text:p>
          </table:table-cell>
          <table:table-cell table:style-name="ce1" office:value-type="string" calcext:value-type="string">
            <text:p>CDSI-TX Wrapper Registers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5 04 29 00</text:p>
          </table:table-cell>
          <table:table-cell table:style-name="ce1" table:number-columns-repeated="2"/>
          <table:table-cell table:number-columns-repeated="1013"/>
        </table:table-row>
        <table:table-row table:style-name="ro1" table:number-rows-repeated="541">
          <table:table-cell table:number-columns-repeated="9"/>
          <table:table-cell table:style-name="ce1" table:number-columns-repeated="2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0hz aka initial setup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page</text:p>
          </table:table-cell>
          <table:table-cell table:style-name="ce2" office:value-type="string" calcext:value-type="string">
            <text:p>should include member?</text:p>
          </table:table-cell>
          <table:table-cell table:style-name="ce1" office:value-type="string" calcext:value-type="string">
            <text:p>initializer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0x000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ConfCtl0</text:p>
          </table:table-cell>
          <table:table-cell table:style-name="ce1" office:value-type="string" calcext:value-type="string">
            <text:p>Configuration Control Register 0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x0002</text:p>
          </table:table-cell>
          <table:table-cell table:style-name="ce1" office:value-type="string" calcext:value-type="string">
            <text:p>0x3f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SysCtl</text:p>
          </table:table-cell>
          <table:table-cell table:style-name="ce1" office:value-type="string" calcext:value-type="string">
            <text:p>System Control Register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x0002</text:p>
          </table:table-cell>
          <table:table-cell table:style-name="ce1" office:value-type="string" calcext:value-type="string">
            <text:p>0x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SysCtl</text:p>
          </table:table-cell>
          <table:table-cell table:style-name="ce1" office:value-type="string" calcext:value-type="string">
            <text:p>System Control Register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x0006</text:p>
          </table:table-cell>
          <table:table-cell table:style-name="ce1" office:value-type="string" calcext:value-type="string">
            <text:p>0x000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ConfCtl1</text:p>
          </table:table-cell>
          <table:table-cell table:style-name="ce1" office:value-type="string" calcext:value-type="string">
            <text:p>Configuration Control Register 1</text:p>
          </table:table-cell>
          <table:table-cell table:style-name="ce1" office:value-type="string" calcext:value-type="string">
            <text:p>Global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x0108</text:p>
          </table:table-cell>
          <table:table-cell table:style-name="ce3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CLKEN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x010c</text:p>
          </table:table-cell>
          <table:table-cell table:style-name="ce3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CLKSEL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x02a0</text:p>
          </table:table-cell>
          <table:table-cell table:style-name="ce3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TRL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x02ac</text:p>
          </table:table-cell>
          <table:table-cell table:style-name="ce3" office:value-type="string" calcext:value-type="string">
            <text:p>0x0000909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ONF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9];&quot;.&quot;&amp;[.D9]&amp;&quot; = UINT32_C(&quot;&amp;[.B9]&amp;&quot;),&quot;;&quot;&quot; )" office:value-type="string" office:string-value=".MIPI_PLL_CONF = UINT32_C(0x00009095)," calcext:value-type="string">
            <text:p>.MIPI_PLL_CONF = UINT32_C(0x00009095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a0</text:p>
          </table:table-cell>
          <table:table-cell table:style-name="ce3" office:value-type="string" calcext:value-type="string">
            <text:p>0x00000003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MIPI_PLL_CTRL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MIPI PLL Control Registers</text:p>
          </table:table-cell>
          <table:table-cell table:style-name="ce1" office:value-type="float" office:value="130" calcext:value-type="float">
            <text:p>130</text:p>
          </table:table-cell>
          <table:table-cell/>
          <table:table-cell table:formula="of:=IF([.I10];&quot;.&quot;&amp;[.D10]&amp;&quot; = UINT32_C(&quot;&amp;[.B10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18</text:p>
          </table:table-cell>
          <table:table-cell table:style-name="ce3" office:value-type="string" calcext:value-type="string">
            <text:p>0x00000014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ANE_ENABL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table:formula="of:=IF([.I11];&quot;.&quot;&amp;[.D11]&amp;&quot; = UINT32_C(&quot;&amp;[.B11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20</text:p>
          </table:table-cell>
          <table:table-cell table:style-name="ce3" office:value-type="string" calcext:value-type="string">
            <text:p>0x0000177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LINE_INIT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formula="of:=IF([.I12];&quot;.&quot;&amp;[.D12]&amp;&quot; = UINT32_C(&quot;&amp;[.B12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24</text:p>
          </table:table-cell>
          <table:table-cell table:style-name="ce3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HSTX_TO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1" calcext:value-type="float">
            <text:p>81</text:p>
          </table:table-cell>
          <table:table-cell/>
          <table:table-cell table:formula="of:=IF([.I13];&quot;.&quot;&amp;[.D13]&amp;&quot; = UINT32_C(&quot;&amp;[.B13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28</text:p>
          </table:table-cell>
          <table:table-cell table:style-name="ce3" office:value-type="string" calcext:value-type="string">
            <text:p>0x000001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UNC_ENABL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2" calcext:value-type="float">
            <text:p>82</text:p>
          </table:table-cell>
          <table:table-cell/>
          <table:table-cell table:formula="of:=IF([.I14];&quot;.&quot;&amp;[.D14]&amp;&quot; = UINT32_C(&quot;&amp;[.B14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30</text:p>
          </table:table-cell>
          <table:table-cell table:style-name="ce3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5"/>
          <table:table-cell table:formula="of:=IF([.I15];&quot;.&quot;&amp;[.D15]&amp;&quot; = UINT32_C(&quot;&amp;[.B15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34</text:p>
          </table:table-cell>
          <table:table-cell table:style-name="ce3" office:value-type="string" calcext:value-type="string">
            <text:p>0x00005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5"/>
          <table:table-cell table:formula="of:=IF([.I16];&quot;.&quot;&amp;[.D16]&amp;&quot; = UINT32_C(&quot;&amp;[.B16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38</text:p>
          </table:table-cell>
          <table:table-cell table:style-name="ce3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5"/>
          <table:table-cell table:formula="of:=IF([.I17];&quot;.&quot;&amp;[.D17]&amp;&quot; = UINT32_C(&quot;&amp;[.B17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3c</text:p>
          </table:table-cell>
          <table:table-cell table:style-name="ce3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LPW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4" calcext:value-type="float">
            <text:p>84</text:p>
          </table:table-cell>
          <table:table-cell/>
          <table:table-cell table:formula="of:=IF([.I18];&quot;.&quot;&amp;[.D18]&amp;&quot; = UINT32_C(&quot;&amp;[.B18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40</text:p>
          </table:table-cell>
          <table:table-cell table:style-name="ce3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HSR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4" calcext:value-type="float">
            <text:p>84</text:p>
          </table:table-cell>
          <table:table-cell/>
          <table:table-cell table:formula="of:=IF([.I19];&quot;.&quot;&amp;[.D19]&amp;&quot; = UINT32_C(&quot;&amp;[.B19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44</text:p>
          </table:table-cell>
          <table:table-cell table:style-name="ce3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PRESP_HSW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table:formula="of:=IF([.I20];&quot;.&quot;&amp;[.D20]&amp;&quot; = UINT32_C(&quot;&amp;[.B20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48</text:p>
          </table:table-cell>
          <table:table-cell table:style-name="ce3" office:value-type="string" calcext:value-type="string">
            <text:p>0x00001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5"/>
          <table:table-cell table:formula="of:=IF([.I21];&quot;.&quot;&amp;[.D21]&amp;&quot; = UINT32_C(&quot;&amp;[.B21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4c</text:p>
          </table:table-cell>
          <table:table-cell table:style-name="ce3" office:value-type="string" calcext:value-type="string">
            <text:p>0x0001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5"/>
          <table:table-cell table:formula="of:=IF([.I22];&quot;.&quot;&amp;[.D22]&amp;&quot; = UINT32_C(&quot;&amp;[.B22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50</text:p>
          </table:table-cell>
          <table:table-cell table:style-name="ce3" office:value-type="string" calcext:value-type="string">
            <text:p>0x0000014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FUNC_MOD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23];&quot;.&quot;&amp;[.D23]&amp;&quot; = UINT32_C(&quot;&amp;[.B23]&amp;&quot;),&quot;;&quot;&quot; )" office:value-type="string" office:string-value=".FUNC_MODE = UINT32_C(0x00000141)," calcext:value-type="string">
            <text:p>.FUNC_MODE = UINT32_C(0x00000141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54</text:p>
          </table:table-cell>
          <table:table-cell table:style-name="ce3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RX_VC_ENABL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7" calcext:value-type="float">
            <text:p>87</text:p>
          </table:table-cell>
          <table:table-cell/>
          <table:table-cell table:formula="of:=IF([.I24];&quot;.&quot;&amp;[.D24]&amp;&quot; = UINT32_C(&quot;&amp;[.B24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58</text:p>
          </table:table-cell>
          <table:table-cell table:style-name="ce3" office:value-type="string" calcext:value-type="string">
            <text:p>0x000000c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IND_TO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8" calcext:value-type="float">
            <text:p>88</text:p>
          </table:table-cell>
          <table:table-cell/>
          <table:table-cell table:formula="of:=IF([.I25];&quot;.&quot;&amp;[.D25]&amp;&quot; = UINT32_C(&quot;&amp;[.B25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68</text:p>
          </table:table-cell>
          <table:table-cell table:style-name="ce3" office:value-type="string" calcext:value-type="string">
            <text:p>0x0000002a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***UNKNOWN***</text:p>
          </table:table-cell>
          <table:table-cell table:number-columns-repeated="5"/>
          <table:table-cell table:formula="of:=IF([.I26];&quot;.&quot;&amp;[.D26]&amp;&quot; = UINT32_C(&quot;&amp;[.B26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70</text:p>
          </table:table-cell>
          <table:table-cell table:style-name="ce3" office:value-type="string" calcext:value-type="string">
            <text:p>0x000004b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PF_VDELAY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27];&quot;.&quot;&amp;[.D27]&amp;&quot; = UINT32_C(&quot;&amp;[.B27]&amp;&quot;),&quot;;&quot;&quot; )" office:value-type="string" office:string-value=".APF_VDELAYCNT = UINT32_C(0x000004bf)," calcext:value-type="string">
            <text:p>.APF_VDELAYCNT = UINT32_C(0x000004bf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7c</text:p>
          </table:table-cell>
          <table:table-cell table:style-name="ce3" office:value-type="string" calcext:value-type="string">
            <text:p>0x0000008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MODE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2" calcext:value-type="float">
            <text:p>92</text:p>
          </table:table-cell>
          <table:table-cell/>
          <table:table-cell table:formula="of:=IF([.I28];&quot;.&quot;&amp;[.D28]&amp;&quot; = UINT32_C(&quot;&amp;[.B28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8c</text:p>
          </table:table-cell>
          <table:table-cell table:style-name="ce3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HSYNC_WIDTH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3" calcext:value-type="float">
            <text:p>93</text:p>
          </table:table-cell>
          <table:table-cell/>
          <table:table-cell table:formula="of:=IF([.I29];&quot;.&quot;&amp;[.D29]&amp;&quot; = UINT32_C(&quot;&amp;[.B29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90</text:p>
          </table:table-cell>
          <table:table-cell table:style-name="ce3" office:value-type="string" calcext:value-type="string">
            <text:p>0x0000012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HBPR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APF Configuration Registers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30];&quot;.&quot;&amp;[.D30]&amp;&quot; = UINT32_C(&quot;&amp;[.B30]&amp;&quot;),&quot;;&quot;&quot; )" office:value-type="string" office:string-value=".DSI_HBPR = UINT32_C(0x00000122)," calcext:value-type="string">
            <text:p>.DSI_HBPR = UINT32_C(0x00000122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a4</text:p>
          </table:table-cell>
          <table:table-cell table:style-name="ce3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RX_STATE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RX Event Registers</text:p>
          </table:table-cell>
          <table:table-cell table:style-name="ce1" office:value-type="float" office:value="95" calcext:value-type="float">
            <text:p>95</text:p>
          </table:table-cell>
          <table:table-cell/>
          <table:table-cell table:formula="of:=IF([.I31];&quot;.&quot;&amp;[.D31]&amp;&quot; = UINT32_C(&quot;&amp;[.B31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c0</text:p>
          </table:table-cell>
          <table:table-cell table:style-name="ce3" office:value-type="string" calcext:value-type="string">
            <text:p>0x0000001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LPRX_THRESH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RX Event Registers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formula="of:=IF([.I32];&quot;.&quot;&amp;[.D32]&amp;&quot; = UINT32_C(&quot;&amp;[.B32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14</text:p>
          </table:table-cell>
          <table:table-cell table:style-name="ce3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APP_SIDE_ERR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Error Experience Registers</text:p>
          </table:table-cell>
          <table:table-cell table:style-name="ce1" office:value-type="float" office:value="104" calcext:value-type="float">
            <text:p>104</text:p>
          </table:table-cell>
          <table:table-cell/>
          <table:table-cell table:formula="of:=IF([.I33];&quot;.&quot;&amp;[.D33]&amp;&quot; = UINT32_C(&quot;&amp;[.B33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1c</text:p>
          </table:table-cell>
          <table:table-cell table:style-name="ce3" office:value-type="string" calcext:value-type="string">
            <text:p>0x0000008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RX_ERR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Error Experience Registers</text:p>
          </table:table-cell>
          <table:table-cell table:style-name="ce1" office:value-type="float" office:value="106" calcext:value-type="float">
            <text:p>106</text:p>
          </table:table-cell>
          <table:table-cell/>
          <table:table-cell table:formula="of:=IF([.I34];&quot;.&quot;&amp;[.D34]&amp;&quot; = UINT32_C(&quot;&amp;[.B34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24</text:p>
          </table:table-cell>
          <table:table-cell table:style-name="ce3" office:value-type="string" calcext:value-type="string">
            <text:p>0x0000000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_LPTX_INT_MASK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 LPTX Registers</text:p>
          </table:table-cell>
          <table:table-cell table:style-name="ce1" office:value-type="float" office:value="108" calcext:value-type="float">
            <text:p>108</text:p>
          </table:table-cell>
          <table:table-cell/>
          <table:table-cell table:formula="of:=IF([.I35];&quot;.&quot;&amp;[.D35]&amp;&quot; = UINT32_C(&quot;&amp;[.B35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54</text:p>
          </table:table-cell>
          <table:table-cell table:style-name="ce3" office:value-type="string" calcext:value-type="string">
            <text:p>0x00000006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LPTXTIME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7" calcext:value-type="float">
            <text:p>117</text:p>
          </table:table-cell>
          <table:table-cell/>
          <table:table-cell table:formula="of:=IF([.I36];&quot;.&quot;&amp;[.D36]&amp;&quot; = UINT32_C(&quot;&amp;[.B36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58</text:p>
          </table:table-cell>
          <table:table-cell table:style-name="ce3" office:value-type="string" calcext:value-type="string">
            <text:p>0x00260205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HEADER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37];&quot;.&quot;&amp;[.D37]&amp;&quot; = UINT32_C(&quot;&amp;[.B37]&amp;&quot;),&quot;;&quot;&quot; )" office:value-type="string" office:string-value=".PPI_DPHY_TCLK_HEADERCNT = UINT32_C(0x00260205)," calcext:value-type="string">
            <text:p>.PPI_DPHY_TCLK_HEADERCNT = UINT32_C(0x00260205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5c</text:p>
          </table:table-cell>
          <table:table-cell table:style-name="ce3" office:value-type="string" calcext:value-type="string">
            <text:p>0x000d00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TRAIL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38];&quot;.&quot;&amp;[.D38]&amp;&quot; = UINT32_C(&quot;&amp;[.B38]&amp;&quot;),&quot;;&quot;&quot; )" office:value-type="string" office:string-value=".PPI_DPHY_TCLK_TRAILCNT = UINT32_C(0x000d0009)," calcext:value-type="string">
            <text:p>.PPI_DPHY_TCLK_TRAILCNT = UINT32_C(0x000d0009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60</text:p>
          </table:table-cell>
          <table:table-cell table:style-name="ce3" office:value-type="string" calcext:value-type="string">
            <text:p>0x0014000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HS_HEADER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39];&quot;.&quot;&amp;[.D39]&amp;&quot; = UINT32_C(&quot;&amp;[.B39]&amp;&quot;),&quot;;&quot;&quot; )" office:value-type="string" office:string-value=".PPI_DPHY_THS_HEADERCNT = UINT32_C(0x00140007)," calcext:value-type="string">
            <text:p>.PPI_DPHY_THS_HEADERCNT = UINT32_C(0x00140007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64</text:p>
          </table:table-cell>
          <table:table-cell table:style-name="ce3" office:value-type="string" calcext:value-type="string">
            <text:p>0x00004268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WAKEUP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40];&quot;.&quot;&amp;[.D40]&amp;&quot; = UINT32_C(&quot;&amp;[.B40]&amp;&quot;),&quot;;&quot;&quot; )" office:value-type="string" office:string-value=".PPI_DPHY_TWAKEUPCNT = UINT32_C(0x00004268)," calcext:value-type="string">
            <text:p>.PPI_DPHY_TWAKEUPCNT = UINT32_C(0x00004268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68</text:p>
          </table:table-cell>
          <table:table-cell table:style-name="ce3" office:value-type="string" calcext:value-type="string">
            <text:p>0x0000000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CLK_POST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41];&quot;.&quot;&amp;[.D41]&amp;&quot; = UINT32_C(&quot;&amp;[.B41]&amp;&quot;),&quot;;&quot;&quot; )" office:value-type="string" office:string-value=".PPI_DPHY_TCLK_POSTCNT = UINT32_C(0x0000000f)," calcext:value-type="string">
            <text:p>.PPI_DPHY_TCLK_POSTCNT = UINT32_C(0x0000000f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6c</text:p>
          </table:table-cell>
          <table:table-cell table:style-name="ce3" office:value-type="string" calcext:value-type="string">
            <text:p>0x000d0009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THSTRAIL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42];&quot;.&quot;&amp;[.D42]&amp;&quot; = UINT32_C(&quot;&amp;[.B42]&amp;&quot;),&quot;;&quot;&quot; )" office:value-type="string" office:string-value=".PPI_DPHY_THSTRAILCNT = UINT32_C(0x000d0009)," calcext:value-type="string">
            <text:p>.PPI_DPHY_THSTRAILCNT = UINT32_C(0x000d0009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70</text:p>
          </table:table-cell>
          <table:table-cell table:style-name="ce3" office:value-type="string" calcext:value-type="string">
            <text:p>0x00000020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HSTXVREGC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1" calcext:value-type="float">
            <text:p>121</text:p>
          </table:table-cell>
          <table:table-cell/>
          <table:table-cell table:formula="of:=IF([.I43];&quot;.&quot;&amp;[.D43]&amp;&quot; = UINT32_C(&quot;&amp;[.B43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74</text:p>
          </table:table-cell>
          <table:table-cell table:style-name="ce3" office:value-type="string" calcext:value-type="string">
            <text:p>0x0000001f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_HSTXVREGEN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2" calcext:value-type="float">
            <text:p>122</text:p>
          </table:table-cell>
          <table:table-cell/>
          <table:table-cell table:formula="of:=IF([.I44];&quot;.&quot;&amp;[.D44]&amp;&quot; = UINT32_C(&quot;&amp;[.B44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78</text:p>
          </table:table-cell>
          <table:table-cell table:style-name="ce3" office:value-type="string" calcext:value-type="string">
            <text:p>0x00060007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SI_BTA_COUN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formula="of:=IF([.I45];&quot;.&quot;&amp;[.D45]&amp;&quot; = UINT32_C(&quot;&amp;[.B45]&amp;&quot;),&quot;;&quot;&quot; )" office:value-type="string" office:string-value=".PPI_DSI_BTA_COUNT = UINT32_C(0x00060007)," calcext:value-type="string">
            <text:p>.PPI_DSI_BTA_COUNT = UINT32_C(0x00060007),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27c</text:p>
          </table:table-cell>
          <table:table-cell table:style-name="ce3" office:value-type="string" calcext:value-type="string">
            <text:p>0x00000002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PPI_DPHYTX_ADJUS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-PHY Control Registers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formula="of:=IF([.I46];&quot;.&quot;&amp;[.D46]&amp;&quot; = UINT32_C(&quot;&amp;[.B46]&amp;&quot;),&quot;;&quot;&quot; )">
            <text:p/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0x011c</text:p>
          </table:table-cell>
          <table:table-cell table:style-name="ce3" office:value-type="string" calcext:value-type="string">
            <text:p>0x00000001</text:p>
          </table:table-cell>
          <table:table-cell table:style-name="ce1" office:value-type="string" calcext:value-type="string">
            <text:p>Write Transaction</text:p>
          </table:table-cell>
          <table:table-cell table:style-name="ce1" office:value-type="string" calcext:value-type="string">
            <text:p>DSITX_START</text:p>
          </table:table-cell>
          <table:table-cell/>
          <table:table-cell table:style-name="ce1" office:value-type="string" calcext:value-type="string">
            <text:p>DSI-TX0 Registers</text:p>
          </table:table-cell>
          <table:table-cell table:style-name="ce1" office:value-type="string" calcext:value-type="string">
            <text:p>DSI-TX0 Control Registers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6"/>
        </table:table-row>
        <table:table-row table:style-name="ro1" table:number-rows-repeated="9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 table:number-rows-repeated="3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1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 table:number-rows-repeated="2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 table:number-rows-repeated="62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 table:number-rows-repeated="256">
          <table:table-cell table:style-name="ce1" table:number-columns-repeated="4"/>
          <table:table-cell table:number-columns-repeated="1020"/>
        </table:table-row>
        <table:table-row table:style-name="ro1" table:number-rows-repeated="18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2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 table:number-rows-repeated="4">
          <table:table-cell table:style-name="ce1" table:number-columns-repeated="6"/>
          <table:table-cell/>
          <table:table-cell table:style-name="ce1"/>
          <table:table-cell table:number-columns-repeated="1016"/>
        </table:table-row>
        <table:table-row table:style-name="ro2" table:number-rows-repeated="10481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mary_20_sheet_20_HDMI_20_90Hz_20_input_20_p" style:display-name="PageStyle_Primary sheet HDMI 90Hz input 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0hz_20_aka_20_initial_20_setup" style:display-name="PageStyle_60hz aka initial setu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362" meta:object-count="0"/>
    <meta:generator>LibreOfficeDev/5.1.0.3$Linux_X86_64 LibreOffice_project/</meta:generator>
  </office:meta>
</office:document-meta>
</file>